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Pictures/100000000000007400000045DA6C1F64.jpg" manifest:media-type=""/>
  <manifest:file-entry manifest:full-path="Pictures/2000000700003E6400001D3F3D9C56C6.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A18" style:family="table-cell">
      <style:table-cell-properties fo:padding="0.097cm" fo:border-left="none" fo:border-right="none" fo:border-top="0.5pt solid #000000" fo:border-bottom="none"/>
    </style:style>
    <style:style style:name="Таблица32.B18" style:family="table-cell" style:data-style-name="N0">
      <style:table-cell-properties fo:padding="0.097cm" fo:border-left="0.5pt solid #000000" fo:border-right="none" fo:border-top="0.5pt solid #000000" fo:border-bottom="none"/>
    </style:style>
    <style:style style:name="Таблица32.C18" style:family="table-cell">
      <style:table-cell-properties style:vertical-align="middle" fo:padding="0.097cm" fo:border-left="0.5pt solid #000000" fo:border-right="none" fo:border-top="0.5pt solid #000000" fo:border-bottom="none"/>
    </style:style>
    <style:style style:name="Таблица32.E18" style:family="table-cell">
      <style:table-cell-properties fo:background-color="transparent" fo:padding="0.097cm" fo:border-left="none" fo:border-right="none" fo:border-top="0.05pt solid #000000" fo:border-bottom="none">
        <style:background-image/>
      </style:table-cell-properties>
    </style:style>
    <style:style style:name="Таблица32.F1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1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1.078cm" style:rel-column-width="5346*"/>
    </style:style>
    <style:style style:name="Таблица29.H" style:family="table-column">
      <style:table-column-properties style:column-width="2.736cm" style:rel-column-width="13576*"/>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none" fo:border-top="none" fo:border-bottom="none">
        <style:background-image/>
      </style:table-cell-properties>
    </style:style>
    <style:style style:name="Таблица29.H12" style:family="table-cell">
      <style:table-cell-properties fo:background-color="transparent" fo:padding="0.097cm" fo:border-left="0.5pt solid #000000" fo:border-right="none"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none" fo:border-top="none" fo:border-bottom="none">
        <style:background-image/>
      </style:table-cell-properties>
    </style:style>
    <style:style style:name="Таблица29.H13" style:family="table-cell">
      <style:table-cell-properties fo:background-color="transparent" fo:padding="0.097cm" fo:border-left="0.5pt solid #000000" fo:border-right="none"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none" fo:border-top="none" fo:border-bottom="none">
        <style:background-image/>
      </style:table-cell-properties>
    </style:style>
    <style:style style:name="Таблица29.H14" style:family="table-cell">
      <style:table-cell-properties fo:background-color="transparent" fo:padding="0.097cm" fo:border-left="0.5pt solid #000000" fo:border-right="none"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none" fo:border-top="none" fo:border-bottom="none">
        <style:background-image/>
      </style:table-cell-properties>
    </style:style>
    <style:style style:name="Таблица29.H15" style:family="table-cell">
      <style:table-cell-properties fo:background-color="transparent" fo:padding="0.097cm" fo:border-left="0.5pt solid #000000" fo:border-right="none"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E4" style:family="table-cell" style:data-style-name="N0">
      <style:table-cell-properties fo:background-color="transparent" fo:padding="0.097cm" fo:border="none">
        <style:background-image/>
      </style:table-cell-properties>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A11" style:family="table-cell">
      <style:table-cell-properties fo:padding="0.097cm" fo:border-left="none" fo:border-right="none" fo:border-top="0.5pt solid #000000" fo:border-bottom="none"/>
    </style:style>
    <style:style style:name="Таблица31.B11" style:family="table-cell" style:data-style-name="N0">
      <style:table-cell-properties fo:padding="0.097cm" fo:border-left="0.5pt solid #000000" fo:border-right="none" fo:border-top="0.5pt solid #000000" fo:border-bottom="none"/>
    </style:style>
    <style:style style:name="Таблица31.C11" style:family="table-cell">
      <style:table-cell-properties style:vertical-align="middle" fo:padding="0.097cm" fo:border-left="0.5pt solid #000000" fo:border-right="none" fo:border-top="0.5pt solid #000000" fo:border-bottom="none"/>
    </style:style>
    <style:style style:name="Таблица31.E11" style:family="table-cell">
      <style:table-cell-properties fo:background-color="transparent" fo:padding="0.097cm" fo:border-left="none" fo:border-right="none" fo:border-top="0.05pt solid #000000" fo:border-bottom="none">
        <style:background-image/>
      </style:table-cell-properties>
    </style:style>
    <style:style style:name="Таблица31.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2"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Text_20_body">
      <style:paragraph-properties fo:margin-left="0.113cm" fo:margin-right="0.093cm" fo:margin-top="0cm" fo:margin-bottom="0.212cm" style:contextual-spacing="false" fo:text-indent="0.056cm" style:auto-text-indent="false"/>
    </style:style>
    <style:style style:name="P62" style:family="paragraph" style:parent-style-name="Heading_20_1">
      <style:text-properties fo:language="ru" fo:country="RU"/>
    </style:style>
    <style:style style:name="P63" style:family="paragraph" style:parent-style-name="Heading_20_1">
      <style:paragraph-properties fo:break-before="page"/>
    </style:style>
    <style:style style:name="P64"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65"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66" style:family="paragraph" style:parent-style-name="Heading_20_2">
      <style:text-properties fo:language="ru" fo:country="RU"/>
    </style:style>
    <style:style style:name="P67" style:family="paragraph" style:parent-style-name="Heading_20_2">
      <style:paragraph-properties fo:break-before="page"/>
    </style:style>
    <style:style style:name="P68" style:family="paragraph" style:parent-style-name="Heading_20_3">
      <style:paragraph-properties fo:margin-left="0.76cm" fo:margin-right="0cm" fo:text-indent="1cm" style:auto-text-indent="false"/>
      <style:text-properties fo:language="ru" fo:country="RU"/>
    </style:style>
    <style:style style:name="P69"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color="#000000" style:font-name="Consolas" fo:font-size="10pt" style:text-underline-style="none" style:font-size-asian="10pt"/>
    </style:style>
    <style:style style:name="T21" style:family="text">
      <style:text-properties officeooo:rsid="001fa74d"/>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0-11-11T12:14:11.39" text:fixed="true">Ноябрь 2010</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3"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2"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5">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6870236113258249456" text:style-name="L8">
        <text:list-item>
          <text:p text:style-name="P64">Заголовок —<text:span text:style-name="T12"> каждый кадр начинается с </text:span><text:span text:style-name="T2">0x80. </text:span><text:span text:style-name="T12">Это признак начала кадра.</text:span></text:p>
        </text:list-item>
        <text:list-item>
          <text:p text:style-name="P64">Количество байт<text:span text:style-name="T12"> — количество байт следующих далее в кадре, включая контрольную сумму.</text:span></text:p>
        </text:list-item>
        <text:list-item>
          <text:p text:style-name="P64">Адрес получателя<text:span text:style-name="T12"> — радио адрес получателя</text:span></text:p>
        </text:list-item>
        <text:list-item>
          <text:p text:style-name="P64">Адрес отправителя<text:span text:style-name="T12"> — радио адрес отправителя</text:span></text:p>
        </text:list-item>
        <text:list-item>
          <text:p text:style-name="P64"><text:span text:style-name="T1">Id </text:span><text:span text:style-name="T2">– </text:span><text:span text:style-name="T6">идентификационный</text:span><text:span text:style-name="T12"> номер кадра. </text:span></text:p>
        </text:list-item>
        <text:list-item>
          <text:p text:style-name="P64">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64">Данные<text:span text:style-name="T12"> — для разных функций разное кол-во байт и разное значение данных.</text:span></text:p>
        </text:list-item>
        <text:list-item>
          <text:p text:style-name="P65">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1"/>
      <text:p text:style-name="P21">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2"/>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2"/>
      <text:p text:style-name="P11"/>
      <text:p text:style-name="P19"/>
      <text:p text:style-name="P19"/>
      <text:p text:style-name="P19"/>
      <text:p text:style-name="P18"/>
      <text:h text:style-name="P63"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5">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5">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5">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5">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5">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5">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5">7</text:span></text:p></table:table-cell><table:table-cell table:style-name="Таблица3.A2" office:value-type="string"><text:p text:style-name="P24"><text:a xlink:type="simple" xlink:href="#3.20.Команда Start_Proc|outline" text:style-name="Internet_20_link" text:visited-style-name="Visited_20_Internet_20_Link">Start_Proc</text:a></text:p></table:table-cell><table:table-cell table:style-name="Таблица3.C2" office:value-type="string"><text:p text:style-name="P43">Команда старта процесса для Терем5</text:p></table:table-cell></table:table-row><table:table-row><table:table-cell table:style-name="Таблица3.A2" office:value-type="string"><text:p text:style-name="P25">0x1<text:span text:style-name="T5">8</text:span></text:p></table:table-cell><table:table-cell table:style-name="Таблица3.A2" office:value-type="string"><text:p text:style-name="P24"><text:a xlink:type="simple" xlink:href="#3.21.Команда Get_ProcState|outline" text:style-name="Internet_20_link" text:visited-style-name="Visited_20_Internet_20_Link">Get_ProcState</text:a></text:p></table:table-cell><table:table-cell table:style-name="Таблица3.C2" office:value-type="string"><text:p text:style-name="P43">Команда чтения состояния текущего процесса</text:p></table:table-cell></table:table-row><table:table-row><table:table-cell table:style-name="Таблица3.A2" office:value-type="string"><text:p text:style-name="P25">0x19</text:p></table:table-cell><table:table-cell table:style-name="Таблица3.A2" office:value-type="string"><text:p text:style-name="P24"><text:a xlink:type="simple" xlink:href="#3.22.Команда Get_CurrVal|outline" text:style-name="Internet_20_link" text:visited-style-name="Visited_20_Internet_20_Link">Get_CurrVal</text:a></text:p></table:table-cell><table:table-cell table:style-name="Таблица3.C2" office:value-type="string"><text:p text:style-name="P43">Чтение АЦП</text:p></table:table-cell></table:table-row><table:table-row><table:table-cell table:style-name="Таблица3.A2" office:value-type="string"><text:p text:style-name="P44"/></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5">2</text:span></text:p></table:table-cell><table:table-cell table:style-name="Таблица3.A2" office:value-type="string"><text:p text:style-name="P24"><text:a xlink:type="simple" xlink:href="#3.23.Команда UART_ReadFlash|outline" text:style-name="Internet_20_link" text:visited-style-name="Visited_20_Internet_20_Link">UART_ReadFlash</text:a></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C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8"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8" office:value-type="string">
            <text:p text:style-name="P34">Заголовок </text:p>
          </table:table-cell>
        </table:table-row>
        <table:table-row>
          <table:table-cell table:style-name="Таблица1.D1" office:value-type="string">
            <text:p text:style-name="P32">0x06</text:p>
          </table:table-cell>
          <table:table-cell table:style-name="Таблица1.B4" office:value-type="float" office:value="1">
            <text:p text:style-name="P35">1</text:p>
          </table:table-cell>
          <table:table-cell table:style-name="Таблица1.C8"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8"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5" office:value-type="float" office:value="2">
            <text:p text:style-name="P35">2</text:p>
          </table:table-cell>
          <table:table-cell table:style-name="Таблица1.C8"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8"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6" office:value-type="float" office:value="3">
            <text:p text:style-name="P35">3</text:p>
          </table:table-cell>
          <table:table-cell table:style-name="Таблица1.C8"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8"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7" office:value-type="float" office:value="4">
            <text:p text:style-name="P35">4</text:p>
          </table:table-cell>
          <table:table-cell table:style-name="Таблица1.C8" office:value-type="string">
            <text:p text:style-name="P30">Id <text:span text:style-name="T5">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8" office:value-type="string">
            <text:p text:style-name="P30">Id <text:span text:style-name="T5">кадра</text:span></text:p>
          </table:table-cell>
        </table:table-row>
        <table:table-row>
          <table:table-cell table:style-name="Таблица1.D1" office:value-type="string">
            <text:p text:style-name="P32">0x01</text:p>
          </table:table-cell>
          <table:table-cell table:style-name="Таблица1.B8" office:value-type="float" office:value="5">
            <text:p text:style-name="P35">5</text:p>
          </table:table-cell>
          <table:table-cell table:style-name="Таблица1.C8"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8"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10"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10"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66"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C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8"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9" office:value-type="string">
            <text:p text:style-name="P34">Заголовок </text:p>
          </table:table-cell>
        </table:table-row>
        <table:table-row>
          <table:table-cell table:style-name="Таблица4.D1" office:value-type="string">
            <text:p text:style-name="P32">0x06</text:p>
          </table:table-cell>
          <table:table-cell table:style-name="Таблица4.B4" office:value-type="float" office:value="1">
            <text:p text:style-name="P35">1</text:p>
          </table:table-cell>
          <table:table-cell table:style-name="Таблица4.C8"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9"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5" office:value-type="float" office:value="2">
            <text:p text:style-name="P35">2</text:p>
          </table:table-cell>
          <table:table-cell table:style-name="Таблица4.C8"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9"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6" office:value-type="float" office:value="3">
            <text:p text:style-name="P35">3</text:p>
          </table:table-cell>
          <table:table-cell table:style-name="Таблица4.C8"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9"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7" office:value-type="float" office:value="4">
            <text:p text:style-name="P35">4</text:p>
          </table:table-cell>
          <table:table-cell table:style-name="Таблица4.C8" office:value-type="string">
            <text:p text:style-name="P30">Id <text:span text:style-name="T5">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9" office:value-type="string">
            <text:p text:style-name="P30">Id <text:span text:style-name="T5">кадра</text:span></text:p>
          </table:table-cell>
        </table:table-row>
        <table:table-row>
          <table:table-cell table:style-name="Таблица4.D1" office:value-type="string">
            <text:p text:style-name="P36">0x02</text:p>
          </table:table-cell>
          <table:table-cell table:style-name="Таблица4.B8" office:value-type="float" office:value="5">
            <text:p text:style-name="P35">5</text:p>
          </table:table-cell>
          <table:table-cell table:style-name="Таблица4.C8"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9"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5">02</text:span></text:p>
          </table:table-cell>
          <table:table-cell table:style-name="Таблица4.F3" office:value-type="float" office:value="6">
            <text:p text:style-name="P35">6</text:p>
          </table:table-cell>
          <table:table-cell table:style-name="Таблица4.G9"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1" table:number-rows-spanned="2" office:value-type="string">
            <text:p text:style-name="P31">CRC16</text:p>
          </table:table-cell>
        </table:table-row>
        <table:table-row>
          <table:table-cell table:style-name="Таблица4.D1" office:value-type="string">
            <text:p text:style-name="P32"/>
          </table:table-cell>
          <table:table-cell table:style-name="Таблица4.B11">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5"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5" office:value-type="string">
            <text:p text:style-name="P49">Устройство занято измерением</text:p>
          </table:table-cell>
        </table:table-row>
        <table:table-row>
          <table:table-cell table:style-name="Таблица15.A5" office:value-type="string">
            <text:p text:style-name="P36">2</text:p>
          </table:table-cell>
          <table:table-cell table:style-name="Таблица15.B5" office:value-type="string">
            <text:p text:style-name="P49">Устройство не занято, нет данных или нет процесса</text:p>
          </table:table-cell>
        </table:table-row>
        <table:table-row>
          <table:table-cell table:style-name="Таблица15.A5" office:value-type="string">
            <text:p text:style-name="P36">3</text:p>
          </table:table-cell>
          <table:table-cell table:style-name="Таблица15.B5" office:value-type="string">
            <text:p text:style-name="P49">Устройство не занято, есть данные</text:p>
          </table:table-cell>
        </table:table-row>
      </table:table>
      <text:p text:style-name="P53">Таблица 2: <text:span text:style-name="T5">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6"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C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8"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8" office:value-type="string">
            <text:p text:style-name="P34">Заголовок </text:p>
          </table:table-cell>
        </table:table-row>
        <table:table-row>
          <table:table-cell table:style-name="Таблица6.D1" office:value-type="string">
            <text:p text:style-name="P32">0x06</text:p>
          </table:table-cell>
          <table:table-cell table:style-name="Таблица6.B4" office:value-type="float" office:value="1">
            <text:p text:style-name="P35">1</text:p>
          </table:table-cell>
          <table:table-cell table:style-name="Таблица6.C8"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8"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5" office:value-type="float" office:value="2">
            <text:p text:style-name="P35">2</text:p>
          </table:table-cell>
          <table:table-cell table:style-name="Таблица6.C8"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8"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6" office:value-type="float" office:value="3">
            <text:p text:style-name="P35">3</text:p>
          </table:table-cell>
          <table:table-cell table:style-name="Таблица6.C8"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8"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7" office:value-type="float" office:value="4">
            <text:p text:style-name="P35">4</text:p>
          </table:table-cell>
          <table:table-cell table:style-name="Таблица6.C8" office:value-type="string">
            <text:p text:style-name="P30">Id <text:span text:style-name="T5">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8" office:value-type="string">
            <text:p text:style-name="P30">Id <text:span text:style-name="T5">кадра</text:span></text:p>
          </table:table-cell>
        </table:table-row>
        <table:table-row>
          <table:table-cell table:style-name="Таблица6.D1" office:value-type="string">
            <text:p text:style-name="P32">0x03</text:p>
          </table:table-cell>
          <table:table-cell table:style-name="Таблица6.B8" office:value-type="float" office:value="5">
            <text:p text:style-name="P35">5</text:p>
          </table:table-cell>
          <table:table-cell table:style-name="Таблица6.C8"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8"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table-cell table:style-name="Таблица6.D17"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5"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7" table:number-rows-spanned="2" office:value-type="string">
            <text:p text:style-name="P31">CRC16</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D1" office:value-type="string">
            <text:p text:style-name="P31"/>
          </table:table-cell>
          <table:covered-table-cell/>
          <table:table-cell table:style-name="Таблица6.E17"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66"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C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8"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8" office:value-type="string">
            <text:p text:style-name="P34">Заголовок </text:p>
          </table:table-cell>
        </table:table-row>
        <table:table-row>
          <table:table-cell table:style-name="Таблица7.D1" office:value-type="string">
            <text:p text:style-name="P32">0x06</text:p>
          </table:table-cell>
          <table:table-cell table:style-name="Таблица7.B4" office:value-type="float" office:value="1">
            <text:p text:style-name="P35">1</text:p>
          </table:table-cell>
          <table:table-cell table:style-name="Таблица7.C8"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8"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5" office:value-type="float" office:value="2">
            <text:p text:style-name="P35">2</text:p>
          </table:table-cell>
          <table:table-cell table:style-name="Таблица7.C8"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8"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6" office:value-type="float" office:value="3">
            <text:p text:style-name="P35">3</text:p>
          </table:table-cell>
          <table:table-cell table:style-name="Таблица7.C8"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8"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7" office:value-type="float" office:value="4">
            <text:p text:style-name="P35">4</text:p>
          </table:table-cell>
          <table:table-cell table:style-name="Таблица7.C8" office:value-type="string">
            <text:p text:style-name="P30">Id <text:span text:style-name="T5">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8" office:value-type="string">
            <text:p text:style-name="P30">Id <text:span text:style-name="T5">кадра</text:span></text:p>
          </table:table-cell>
        </table:table-row>
        <text:soft-page-break/>
        <table:table-row>
          <table:table-cell table:style-name="Таблица7.D1" office:value-type="string">
            <text:p text:style-name="P32">0x0<text:span text:style-name="T5">5</text:span></text:p>
          </table:table-cell>
          <table:table-cell table:style-name="Таблица7.B8" office:value-type="float" office:value="5">
            <text:p text:style-name="P35">5</text:p>
          </table:table-cell>
          <table:table-cell table:style-name="Таблица7.C8"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8"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F10" office:value-type="string">
            <text:p text:style-name="P35">...</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C12"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C12" office:value-type="string">
            <text:p text:style-name="Standard"/>
          </table:table-cell>
          <table:table-cell table:style-name="Таблица7.D17"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7"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covered-table-cell/>
          <table:table-cell table:style-name="Таблица7.E17"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6" office:value-type="string">
            <text:p text:style-name="P47">xx</text:p>
          </table:table-cell>
          <table:table-cell table:style-name="Таблица7.F14" office:value-type="float" office:value="16">
            <text:p text:style-name="P46">16</text:p>
          </table:table-cell>
          <table:table-cell table:style-name="Таблица7.G17" office:value-type="string">
            <text:p text:style-name="P14">Gauge disabled</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7" office:value-type="string">
            <text:p text:style-name="P47">xx</text:p>
          </table:table-cell>
          <table:table-cell table:style-name="Таблица7.F15"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6" office:value-type="string">
            <text:p text:style-name="P47">xx</text:p>
          </table:table-cell>
          <table:table-cell table:style-name="Таблица7.F16" office:value-type="float" office:value="18">
            <text:p text:style-name="P46">18</text:p>
          </table:table-cell>
          <table:table-cell table:style-name="Таблица7.G17" table:number-rows-spanned="2" office:value-type="string">
            <text:p text:style-name="P14">CRC16</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7" office:value-type="string">
            <text:p text:style-name="P32">xx</text:p>
          </table:table-cell>
          <table:table-cell table:style-name="Таблица7.F17" office:value-type="float" office:value="19">
            <text:p text:style-name="P33">19</text:p>
          </table:table-cell>
          <table:covered-table-cell/>
        </table:table-row>
      </table:table>
      <text:h text:style-name="P66"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C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8"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8" office:value-type="string">
            <text:p text:style-name="P34">Заголовок </text:p>
          </table:table-cell>
        </table:table-row>
        <table:table-row>
          <table:table-cell table:style-name="Таблица8.D1" office:value-type="string">
            <text:p text:style-name="P32">0x06</text:p>
          </table:table-cell>
          <table:table-cell table:style-name="Таблица8.B4" office:value-type="float" office:value="1">
            <text:p text:style-name="P35">1</text:p>
          </table:table-cell>
          <table:table-cell table:style-name="Таблица8.C8"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8"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5" office:value-type="float" office:value="2">
            <text:p text:style-name="P35">2</text:p>
          </table:table-cell>
          <table:table-cell table:style-name="Таблица8.C8"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8"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6" office:value-type="float" office:value="3">
            <text:p text:style-name="P35">3</text:p>
          </table:table-cell>
          <table:table-cell table:style-name="Таблица8.C8"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8"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7" office:value-type="float" office:value="4">
            <text:p text:style-name="P35">4</text:p>
          </table:table-cell>
          <table:table-cell table:style-name="Таблица8.C8" office:value-type="string">
            <text:p text:style-name="P30">Id <text:span text:style-name="T5">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8" office:value-type="string">
            <text:p text:style-name="P30">Id <text:span text:style-name="T5">кадра</text:span></text:p>
          </table:table-cell>
        </table:table-row>
        <table:table-row>
          <table:table-cell table:style-name="Таблица8.D1" office:value-type="string">
            <text:p text:style-name="P32">0x0<text:span text:style-name="T5">6</text:span></text:p>
          </table:table-cell>
          <table:table-cell table:style-name="Таблица8.B8" office:value-type="float" office:value="5">
            <text:p text:style-name="P35">5</text:p>
          </table:table-cell>
          <table:table-cell table:style-name="Таблица8.C8"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8"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F11" office:value-type="string">
            <text:p text:style-name="P35">...</text:p>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C12"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F11" office:value-type="string">
            <text:p text:style-name="P33"/>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C12" office:value-type="string">
            <text:p text:style-name="Standard"/>
          </table:table-cell>
          <table:table-cell table:style-name="Таблица8.D16"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6"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covered-table-cell/>
          <table:table-cell table:style-name="Таблица8.E16" office:value-type="string">
            <text:p text:style-name="P47">xx</text:p>
          </table:table-cell>
          <table:table-cell table:style-name="Таблица8.F16">
            <text:p text:style-name="P46"/>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6" office:value-type="string">
            <text:p text:style-name="P47">xx</text:p>
          </table:table-cell>
          <table:table-cell table:style-name="Таблица8.F16">
            <text:p text:style-name="P46"/>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6" table:number-rows-spanned="2" office:value-type="string">
            <text:p text:style-name="P14">CRC16</text:p>
          </table: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6" office:value-type="string">
            <text:p text:style-name="P32">xx</text:p>
          </table:table-cell>
          <table:table-cell table:style-name="Таблица8.F16">
            <text:p text:style-name="P33"/>
          </table:table-cell>
          <table:covered-table-cell/>
        </table:table-row>
      </table:table>
      <text:h text:style-name="P66"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11" office:value-type="string">
            <text:p text:style-name="P38">№</text:p>
          </table:table-cell>
          <table:table-cell table:style-name="Таблица9.C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8"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8" office:value-type="string">
            <text:p text:style-name="P34">Заголовок </text:p>
          </table:table-cell>
        </table:table-row>
        <table:table-row>
          <table:table-cell table:style-name="Таблица9.D1" office:value-type="string">
            <text:p text:style-name="P32">xx</text:p>
          </table:table-cell>
          <table:table-cell table:style-name="Таблица9.B4" office:value-type="float" office:value="1">
            <text:p text:style-name="P35">1</text:p>
          </table:table-cell>
          <table:table-cell table:style-name="Таблица9.C8"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8</text:p>
          </table:table-cell>
          <table:table-cell table:style-name="Таблица9.F3" office:value-type="float" office:value="1">
            <text:p text:style-name="P35">1</text:p>
          </table:table-cell>
          <table:table-cell table:style-name="Таблица9.G8"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5" office:value-type="float" office:value="2">
            <text:p text:style-name="P35">2</text:p>
          </table:table-cell>
          <table:table-cell table:style-name="Таблица9.C8"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8"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6" office:value-type="float" office:value="3">
            <text:p text:style-name="P35">3</text:p>
          </table:table-cell>
          <table:table-cell table:style-name="Таблица9.C8"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8"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7" office:value-type="float" office:value="4">
            <text:p text:style-name="P35">4</text:p>
          </table:table-cell>
          <table:table-cell table:style-name="Таблица9.C8" office:value-type="string">
            <text:p text:style-name="P30">Id <text:span text:style-name="T5">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8" office:value-type="string">
            <text:p text:style-name="P30">Id <text:span text:style-name="T5">кадра</text:span></text:p>
          </table:table-cell>
        </table:table-row>
        <table:table-row>
          <table:table-cell table:style-name="Таблица9.D1" office:value-type="string">
            <text:p text:style-name="P32">0x07</text:p>
          </table:table-cell>
          <table:table-cell table:style-name="Таблица9.B8" office:value-type="float" office:value="5">
            <text:p text:style-name="P35">5</text:p>
          </table:table-cell>
          <table:table-cell table:style-name="Таблица9.C8"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8"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B10"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11"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13">
            <text:p text:style-name="P46"/>
          </table:table-cell>
          <table:table-cell table:style-name="Таблица9.C13" table:number-rows-spanned="2" office:value-type="string">
            <text:p text:style-name="P15">CRC16</text:p>
          </table:table-cell>
          <table:table-cell table:style-name="Таблица9.D16"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13">
            <text:p text:style-name="P46"/>
          </table:table-cell>
          <table:covered-table-cell/>
          <table:covered-table-cell/>
          <table:table-cell table:style-name="Таблица9.E16" office:value-type="string">
            <text:p text:style-name="P47"/>
          </table:table-cell>
          <table:table-cell table:style-name="Таблица9.F15">
            <text:p text:style-name="P46"/>
          </table:table-cell>
          <table:covered-table-cell/>
        </table:table-row>
        <table:table-row>
          <table:table-cell table:style-name="Таблица9.D1" office:value-type="string">
            <text:p text:style-name="P47"/>
          </table:table-cell>
          <table:table-cell table:style-name="Таблица9.B16">
            <text:p text:style-name="P46"/>
          </table:table-cell>
          <table:table-cell table:style-name="Таблица9.D1" office:value-type="string">
            <text:p text:style-name="P13"/>
          </table:table-cell>
          <table:table-cell table:style-name="Таблица9.D16" office:value-type="string">
            <text:p text:style-name="Standard"/>
          </table:table-cell>
          <table:table-cell table:style-name="Таблица9.E16" office:value-type="string">
            <text:p text:style-name="P47"/>
          </table:table-cell>
          <table:table-cell table:style-name="Таблица9.F15">
            <text:p text:style-name="P46"/>
          </table:table-cell>
          <table:covered-table-cell/>
        </table:table-row>
        <table:table-row>
          <table:table-cell table:style-name="Таблица9.D1" office:value-type="string">
            <text:p text:style-name="P47"/>
          </table:table-cell>
          <table:table-cell table:style-name="Таблица9.B16">
            <text:p text:style-name="P46"/>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47"/>
          </table:table-cell>
          <table:table-cell table:style-name="Таблица9.F15">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6">
            <text:p text:style-name="P35"/>
          </table:table-cell>
          <table:table-cell table:style-name="Таблица9.D1" office:value-type="string">
            <text:p text:style-name="P34"/>
          </table:table-cell>
          <table:table-cell table:style-name="Таблица9.D16" office:value-type="string">
            <text:p text:style-name="Standard"/>
          </table:table-cell>
          <table:table-cell table:style-name="Таблица9.E16" office:value-type="string">
            <text:p text:style-name="P32"/>
          </table:table-cell>
          <table:table-cell table:style-name="Таблица9.F16" office:value-type="string">
            <text:p text:style-name="P33"/>
            <text:p text:style-name="P33"/>
            <text:p text:style-name="P33"/>
          </table:table-cell>
          <table:covered-table-cell/>
        </table:table-row>
      </table:table>
      <text:h text:style-name="P66"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C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9"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9" office:value-type="string">
            <text:p text:style-name="P34">Заголовок </text:p>
          </table:table-cell>
        </table:table-row>
        <table:table-row>
          <table:table-cell table:style-name="Таблица10.D1" office:value-type="string">
            <text:p text:style-name="P32">0x06</text:p>
          </table:table-cell>
          <table:table-cell table:style-name="Таблица10.B4" office:value-type="float" office:value="1">
            <text:p text:style-name="P35">1</text:p>
          </table:table-cell>
          <table:table-cell table:style-name="Таблица10.C9"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9"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5" office:value-type="float" office:value="2">
            <text:p text:style-name="P35">2</text:p>
          </table:table-cell>
          <table:table-cell table:style-name="Таблица10.C9"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9"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6" office:value-type="float" office:value="3">
            <text:p text:style-name="P35">3</text:p>
          </table:table-cell>
          <table:table-cell table:style-name="Таблица10.C9"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9"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7" office:value-type="float" office:value="4">
            <text:p text:style-name="P35">4</text:p>
          </table:table-cell>
          <table:table-cell table:style-name="Таблица10.C9" office:value-type="string">
            <text:p text:style-name="P30">Id <text:span text:style-name="T5">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9" office:value-type="string">
            <text:p text:style-name="P30">Id <text:span text:style-name="T5">кадра</text:span></text:p>
          </table:table-cell>
        </table:table-row>
        <table:table-row>
          <table:table-cell table:style-name="Таблица10.D1" office:value-type="string">
            <text:p text:style-name="P32">0x08</text:p>
          </table:table-cell>
          <table:table-cell table:style-name="Таблица10.B8" office:value-type="float" office:value="5">
            <text:p text:style-name="P35">5</text:p>
          </table:table-cell>
          <table:table-cell table:style-name="Таблица10.C9"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9" office:value-type="string">
            <text:p text:style-name="P34">Код команды</text:p>
          </table:table-cell>
        </table:table-row>
        <table:table-row>
          <table:table-cell table:style-name="Таблица10.D1" office:value-type="string">
            <text:p text:style-name="P32"/>
          </table:table-cell>
          <table:table-cell table:style-name="Таблица10.B9" office:value-type="float" office:value="6">
            <text:p text:style-name="P33">6</text:p>
          </table:table-cell>
          <table:table-cell table:style-name="Таблица10.C9"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9"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1"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11"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66"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C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10"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9" office:value-type="string">
            <text:p text:style-name="P34">Заголовок </text:p>
          </table:table-cell>
        </table:table-row>
        <table:table-row>
          <table:table-cell table:style-name="Таблица11.D1" office:value-type="string">
            <text:p text:style-name="P32">0x08</text:p>
          </table:table-cell>
          <table:table-cell table:style-name="Таблица11.B4" office:value-type="float" office:value="1">
            <text:p text:style-name="P35">1</text:p>
          </table:table-cell>
          <table:table-cell table:style-name="Таблица11.C10"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9"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5" office:value-type="float" office:value="2">
            <text:p text:style-name="P35">2</text:p>
          </table:table-cell>
          <table:table-cell table:style-name="Таблица11.C10"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9"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6" office:value-type="float" office:value="3">
            <text:p text:style-name="P35">3</text:p>
          </table:table-cell>
          <table:table-cell table:style-name="Таблица11.C10"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9"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7" office:value-type="float" office:value="4">
            <text:p text:style-name="P35">4</text:p>
          </table:table-cell>
          <table:table-cell table:style-name="Таблица11.C10" office:value-type="string">
            <text:p text:style-name="P30">Id <text:span text:style-name="T5">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9" office:value-type="string">
            <text:p text:style-name="P30">Id <text:span text:style-name="T5">кадра</text:span></text:p>
          </table:table-cell>
        </table:table-row>
        <table:table-row>
          <table:table-cell table:style-name="Таблица11.D1" office:value-type="string">
            <text:p text:style-name="P36">0x09</text:p>
          </table:table-cell>
          <table:table-cell table:style-name="Таблица11.B8" office:value-type="float" office:value="5">
            <text:p text:style-name="P35">5</text:p>
          </table:table-cell>
          <table:table-cell table:style-name="Таблица11.C10"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9" office:value-type="string">
            <text:p text:style-name="P34">Код команды</text:p>
          </table:table-cell>
        </table:table-row>
        <table:table-row>
          <table:table-cell table:style-name="Таблица11.D1" office:value-type="string">
            <text:p text:style-name="P32">0x00</text:p>
          </table:table-cell>
          <table:table-cell table:style-name="Таблица11.B9" office:value-type="float" office:value="6">
            <text:p text:style-name="P33">6</text:p>
          </table:table-cell>
          <table:table-cell table:style-name="Таблица11.C10"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9" office:value-type="string">
            <text:p text:style-name="P34">Тип датчика</text:p>
          </table:table-cell>
        </table:table-row>
        <table:table-row>
          <table:table-cell table:style-name="Таблица11.D1" office:value-type="string">
            <text:p text:style-name="P32">xx</text:p>
          </table:table-cell>
          <table:table-cell table:style-name="Таблица11.B10" office:value-type="float" office:value="7">
            <text:p text:style-name="P35">7</text:p>
          </table:table-cell>
          <table:table-cell table:style-name="Таблица11.C10"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2"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F11" office:value-type="string">
            <text:p text:style-name="P33">...</text:p>
          </table:table-cell>
          <table:covered-table-cell/>
        </table:table-row>
        <table:table-row>
          <table:table-cell table:style-name="Таблица11.D1" office:value-type="string">
            <text:p text:style-name="P32">xx</text:p>
          </table:table-cell>
          <table:table-cell table:style-name="Таблица11.B12"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4">
            <text:p text:style-name="P35"/>
          </table:table-cell>
          <table:table-cell table:style-name="Таблица11.C14" table:number-rows-spanned="2" office:value-type="string">
            <text:p text:style-name="P31"/>
          </table:table-cell>
          <table:table-cell table:style-name="Таблица11.D14"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4" table:number-rows-spanned="2" office:value-type="string">
            <text:p text:style-name="P31">CRC16</text:p>
          </table:table-cell>
        </table:table-row>
        <table:table-row>
          <table:table-cell table:style-name="Таблица11.D1" office:value-type="string">
            <text:p text:style-name="P32"/>
          </table:table-cell>
          <table:table-cell table:style-name="Таблица11.B14">
            <text:p text:style-name="P35"/>
          </table:table-cell>
          <table:covered-table-cell/>
          <table:covered-table-cell/>
          <table:table-cell table:style-name="Таблица11.E14" office:value-type="string">
            <text:p text:style-name="P32">xx</text:p>
          </table:table-cell>
          <table:table-cell table:style-name="Таблица11.F14" office:value-type="float" office:value="49">
            <text:p text:style-name="P35">49</text:p>
          </table:table-cell>
          <table:covered-table-cell/>
        </table:table-row>
      </table:table>
      <text:h text:style-name="P68"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C11"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9"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8" office:value-type="string">
            <text:p text:style-name="P34">Заголовок </text:p>
          </table:table-cell>
        </table:table-row>
        <table:table-row>
          <table:table-cell table:style-name="Таблица12.D1" office:value-type="string">
            <text:p text:style-name="P32">0x31</text:p>
          </table:table-cell>
          <table:table-cell table:style-name="Таблица12.B4" office:value-type="float" office:value="1">
            <text:p text:style-name="P35">1</text:p>
          </table:table-cell>
          <table:table-cell table:style-name="Таблица12.C9"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8"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5" office:value-type="float" office:value="2">
            <text:p text:style-name="P35">2</text:p>
          </table:table-cell>
          <table:table-cell table:style-name="Таблица12.C9"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8"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6" office:value-type="float" office:value="3">
            <text:p text:style-name="P35">3</text:p>
          </table:table-cell>
          <table:table-cell table:style-name="Таблица12.C9"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8"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7" office:value-type="float" office:value="4">
            <text:p text:style-name="P35">4</text:p>
          </table:table-cell>
          <table:table-cell table:style-name="Таблица12.C9" office:value-type="string">
            <text:p text:style-name="P30">Id <text:span text:style-name="T5">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8" office:value-type="string">
            <text:p text:style-name="P30">Id <text:span text:style-name="T5">кадра</text:span></text:p>
          </table:table-cell>
        </table:table-row>
        <table:table-row>
          <table:table-cell table:style-name="Таблица12.D1" office:value-type="string">
            <text:p text:style-name="P36">0x09</text:p>
          </table:table-cell>
          <table:table-cell table:style-name="Таблица12.B8" office:value-type="float" office:value="5">
            <text:p text:style-name="P35">5</text:p>
          </table:table-cell>
          <table:table-cell table:style-name="Таблица12.C9"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8" office:value-type="string">
            <text:p text:style-name="P34">Код команды</text:p>
          </table:table-cell>
        </table:table-row>
        <table:table-row>
          <table:table-cell table:style-name="Таблица12.D1" office:value-type="string">
            <text:p text:style-name="P36">0x01</text:p>
          </table:table-cell>
          <table:table-cell table:style-name="Таблица12.B9" office:value-type="float" office:value="6">
            <text:p text:style-name="P33">6</text:p>
          </table:table-cell>
          <table:table-cell table:style-name="Таблица12.C9"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5"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C11"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12" office:value-type="float" office:value="9">
            <text:p text:style-name="P35">9</text:p>
          </table:table-cell>
          <table:table-cell table:style-name="Таблица12.C14"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row>
          <table:table-cell table:style-name="Таблица12.D1" office:value-type="string">
            <text:p text:style-name="P32">...</text:p>
          </table:table-cell>
          <table:table-cell table:style-name="Таблица12.B1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14"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row>
          <table:table-cell table:style-name="Таблица12.A15" office:value-type="string">
            <text:p text:style-name="P32">xx</text:p>
          </table:table-cell>
          <table:table-cell table:style-name="Таблица12.B15" office:value-type="float" office:value="49">
            <text:p text:style-name="P35">49</text:p>
          </table:table-cell>
          <table:table-cell table:style-name="Таблица12.C16"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16"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
      <text:p text:style-name="Text_20_body"/>
      <text:h text:style-name="P66"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C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11"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10" office:value-type="string">
            <text:p text:style-name="P34">Заголовок </text:p>
          </table:table-cell>
        </table:table-row>
        <table:table-row>
          <table:table-cell table:style-name="Таблица13.D1" office:value-type="string">
            <text:p text:style-name="P32">0x<text:span text:style-name="T5">0А</text:span></text:p>
          </table:table-cell>
          <table:table-cell table:style-name="Таблица13.B4" office:value-type="float" office:value="1">
            <text:p text:style-name="P35">1</text:p>
          </table:table-cell>
          <table:table-cell table:style-name="Таблица13.C11"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10"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5" office:value-type="float" office:value="2">
            <text:p text:style-name="P35">2</text:p>
          </table:table-cell>
          <table:table-cell table:style-name="Таблица13.C11"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10"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6" office:value-type="float" office:value="3">
            <text:p text:style-name="P35">3</text:p>
          </table:table-cell>
          <table:table-cell table:style-name="Таблица13.C11"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10"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7" office:value-type="float" office:value="4">
            <text:p text:style-name="P35">4</text:p>
          </table:table-cell>
          <table:table-cell table:style-name="Таблица13.C11" office:value-type="string">
            <text:p text:style-name="P30">Id <text:span text:style-name="T5">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10" office:value-type="string">
            <text:p text:style-name="P30">Id <text:span text:style-name="T5">кадра</text:span></text:p>
          </table:table-cell>
        </table:table-row>
        <table:table-row>
          <table:table-cell table:style-name="Таблица13.D1" office:value-type="string">
            <text:p text:style-name="P36">0x0<text:span text:style-name="T1">C</text:span></text:p>
          </table:table-cell>
          <table:table-cell table:style-name="Таблица13.B8" office:value-type="float" office:value="5">
            <text:p text:style-name="P35">5</text:p>
          </table:table-cell>
          <table:table-cell table:style-name="Таблица13.C11"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10" office:value-type="string">
            <text:p text:style-name="P34">Код команды</text:p>
          </table:table-cell>
        </table:table-row>
        <table:table-row>
          <table:table-cell table:style-name="Таблица13.A13"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10" office:value-type="float" office:value="7">
            <text:p text:style-name="P35">7</text:p>
          </table:table-cell>
          <table:table-cell table:style-name="Таблица13.C11"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10" office:value-type="string">
            <text:p text:style-name="P34"/>
          </table:table-cell>
        </table:table-row>
        <table:table-row>
          <table:table-cell table:style-name="Таблица13.D1" office:value-type="string">
            <text:p text:style-name="P32">0x00</text:p>
          </table:table-cell>
          <table:table-cell table:style-name="Таблица13.B11" office:value-type="float" office:value="8">
            <text:p text:style-name="P35">8</text:p>
          </table:table-cell>
          <table:table-cell table:style-name="Таблица13.C11"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13" office:value-type="string">
            <text:p text:style-name="P32">xx</text:p>
          </table:table-cell>
          <table:table-cell table:style-name="Таблица13.B13" office:value-type="float" office:value="10">
            <text:p text:style-name="P33">10</text:p>
          </table:table-cell>
          <table:table-cell table:style-name="Таблица13.C14"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14"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4" office:value-type="float" office:value="11">
            <text:p text:style-name="P33">11</text:p>
          </table:table-cell>
          <table:covered-table-cell/>
        </table:table-row>
      </table:table>
      <text:h text:style-name="P66"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C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8"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8" office:value-type="string">
            <text:p text:style-name="P34">Заголовок </text:p>
          </table:table-cell>
        </table:table-row>
        <table:table-row>
          <table:table-cell table:style-name="Таблица14.D1" office:value-type="string">
            <text:p text:style-name="P32">0x<text:span text:style-name="T5">6</text:span></text:p>
          </table:table-cell>
          <table:table-cell table:style-name="Таблица14.B4" office:value-type="float" office:value="1">
            <text:p text:style-name="P35">1</text:p>
          </table:table-cell>
          <table:table-cell table:style-name="Таблица14.C8"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5">7</text:span></text:p>
          </table:table-cell>
          <table:table-cell table:style-name="Таблица14.F3" office:value-type="float" office:value="1">
            <text:p text:style-name="P35">1</text:p>
          </table:table-cell>
          <table:table-cell table:style-name="Таблица14.G8"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5" office:value-type="float" office:value="2">
            <text:p text:style-name="P35">2</text:p>
          </table:table-cell>
          <table:table-cell table:style-name="Таблица14.C8"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8"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6" office:value-type="float" office:value="3">
            <text:p text:style-name="P35">3</text:p>
          </table:table-cell>
          <table:table-cell table:style-name="Таблица14.C8"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8"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7" office:value-type="float" office:value="4">
            <text:p text:style-name="P35">4</text:p>
          </table:table-cell>
          <table:table-cell table:style-name="Таблица14.C8" office:value-type="string">
            <text:p text:style-name="P30">Id <text:span text:style-name="T5">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8" office:value-type="string">
            <text:p text:style-name="P30">Id <text:span text:style-name="T5">кадра</text:span></text:p>
          </table:table-cell>
        </table:table-row>
        <table:table-row>
          <table:table-cell table:style-name="Таблица14.D1" office:value-type="string">
            <text:p text:style-name="P32">0x0D</text:p>
          </table:table-cell>
          <table:table-cell table:style-name="Таблица14.B8" office:value-type="float" office:value="5">
            <text:p text:style-name="P35">5</text:p>
          </table:table-cell>
          <table:table-cell table:style-name="Таблица14.C8"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8"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10"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66"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8"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8"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8"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8"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8" office:value-type="string">
            <text:p text:style-name="P30">Id <text:span text:style-name="T5">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8"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66"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C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8"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8" office:value-type="string">
            <text:p text:style-name="P34">Заголовок </text:p>
          </table:table-cell>
        </table:table-row>
        <table:table-row>
          <table:table-cell table:style-name="Таблица17.D1" office:value-type="string">
            <text:p text:style-name="P32">0x<text:span text:style-name="T5">08</text:span></text:p>
          </table:table-cell>
          <table:table-cell table:style-name="Таблица17.B4" office:value-type="float" office:value="1">
            <text:p text:style-name="P35">1</text:p>
          </table:table-cell>
          <table:table-cell table:style-name="Таблица17.C8"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8"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5" office:value-type="float" office:value="2">
            <text:p text:style-name="P35">2</text:p>
          </table:table-cell>
          <table:table-cell table:style-name="Таблица17.C8"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8"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6" office:value-type="float" office:value="3">
            <text:p text:style-name="P35">3</text:p>
          </table:table-cell>
          <table:table-cell table:style-name="Таблица17.C8"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8"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7" office:value-type="float" office:value="4">
            <text:p text:style-name="P35">4</text:p>
          </table:table-cell>
          <table:table-cell table:style-name="Таблица17.C8" office:value-type="string">
            <text:p text:style-name="P30">Id <text:span text:style-name="T5">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8" office:value-type="string">
            <text:p text:style-name="P30">Id <text:span text:style-name="T5">кадра</text:span></text:p>
          </table:table-cell>
        </table:table-row>
        <table:table-row>
          <table:table-cell table:style-name="Таблица17.D1" office:value-type="string">
            <text:p text:style-name="P36">0x0<text:span text:style-name="T1">F</text:span></text:p>
          </table:table-cell>
          <table:table-cell table:style-name="Таблица17.B8" office:value-type="float" office:value="5">
            <text:p text:style-name="P35">5</text:p>
          </table:table-cell>
          <table:table-cell table:style-name="Таблица17.C8"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8" office:value-type="string">
            <text:p text:style-name="P34">Код команды</text:p>
          </table:table-cell>
        </table:table-row>
        <table:table-row>
          <table:table-cell table:style-name="Таблица17.A11"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11" office:value-type="string">
            <text:p text:style-name="P32">xx</text:p>
          </table:table-cell>
          <table:table-cell table:style-name="Таблица17.B11" office:value-type="float" office:value="16">
            <text:p text:style-name="P33">16</text:p>
          </table:table-cell>
          <table:table-cell table:style-name="Таблица17.C12"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2">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12"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2">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66"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C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8"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8" office:value-type="string">
            <text:p text:style-name="P34">Заголовок </text:p>
          </table:table-cell>
        </table:table-row>
        <table:table-row>
          <table:table-cell table:style-name="Таблица18.D1" office:value-type="string">
            <text:p text:style-name="P36">0x10</text:p>
          </table:table-cell>
          <table:table-cell table:style-name="Таблица18.B4" office:value-type="float" office:value="1">
            <text:p text:style-name="P35">1</text:p>
          </table:table-cell>
          <table:table-cell table:style-name="Таблица18.C8"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8"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5" office:value-type="float" office:value="2">
            <text:p text:style-name="P35">2</text:p>
          </table:table-cell>
          <table:table-cell table:style-name="Таблица18.C8"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8"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6" office:value-type="float" office:value="3">
            <text:p text:style-name="P35">3</text:p>
          </table:table-cell>
          <table:table-cell table:style-name="Таблица18.C8"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8"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7" office:value-type="float" office:value="4">
            <text:p text:style-name="P35">4</text:p>
          </table:table-cell>
          <table:table-cell table:style-name="Таблица18.C8" office:value-type="string">
            <text:p text:style-name="P30">Id <text:span text:style-name="T5">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8" office:value-type="string">
            <text:p text:style-name="P30">Id <text:span text:style-name="T5">кадра</text:span></text:p>
          </table:table-cell>
        </table:table-row>
        <table:table-row>
          <table:table-cell table:style-name="Таблица18.D1" office:value-type="string">
            <text:p text:style-name="P36">0x10</text:p>
          </table:table-cell>
          <table:table-cell table:style-name="Таблица18.B8" office:value-type="float" office:value="5">
            <text:p text:style-name="P35">5</text:p>
          </table:table-cell>
          <table:table-cell table:style-name="Таблица18.C8"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8" office:value-type="string">
            <text:p text:style-name="P34">Код команды</text:p>
          </table:table-cell>
        </table:table-row>
        <table:table-row>
          <table:table-cell table:style-name="Таблица18.A1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10"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11"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9" office:value-type="string">
            <text:p text:style-name="P32">xx</text:p>
          </table:table-cell>
          <table:table-cell table:style-name="Таблица18.B13" office:value-type="float" office:value="10">
            <text:p text:style-name="P33">10</text:p>
          </table:table-cell>
          <table:table-cell table:style-name="Таблица18.C16"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4"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5"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6"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7" office:value-type="float" office:value="14">
            <text:p text:style-name="P33">14</text:p>
          </table:table-cell>
          <table:table-cell table:style-name="Таблица18.C18"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8"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9" office:value-type="string">
            <text:p text:style-name="P32">xx</text:p>
          </table:table-cell>
          <table:table-cell table:style-name="Таблица18.B1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20"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66"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C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8"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8" office:value-type="string">
            <text:p text:style-name="P34">Заголовок </text:p>
          </table:table-cell>
        </table:table-row>
        <table:table-row>
          <table:table-cell table:style-name="Таблица19.D1" office:value-type="string">
            <text:p text:style-name="P36">0x0Е</text:p>
          </table:table-cell>
          <table:table-cell table:style-name="Таблица19.B4" office:value-type="float" office:value="1">
            <text:p text:style-name="P35">1</text:p>
          </table:table-cell>
          <table:table-cell table:style-name="Таблица19.C8"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8"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5" office:value-type="float" office:value="2">
            <text:p text:style-name="P35">2</text:p>
          </table:table-cell>
          <table:table-cell table:style-name="Таблица19.C8"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8"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6" office:value-type="float" office:value="3">
            <text:p text:style-name="P35">3</text:p>
          </table:table-cell>
          <table:table-cell table:style-name="Таблица19.C8"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8"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7" office:value-type="float" office:value="4">
            <text:p text:style-name="P35">4</text:p>
          </table:table-cell>
          <table:table-cell table:style-name="Таблица19.C8" office:value-type="string">
            <text:p text:style-name="P30">Id <text:span text:style-name="T5">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8" office:value-type="string">
            <text:p text:style-name="P30">Id <text:span text:style-name="T5">кадра</text:span></text:p>
          </table:table-cell>
        </table:table-row>
        <table:table-row>
          <table:table-cell table:style-name="Таблица19.D1" office:value-type="string">
            <text:p text:style-name="P32">0x11</text:p>
          </table:table-cell>
          <table:table-cell table:style-name="Таблица19.B8" office:value-type="float" office:value="5">
            <text:p text:style-name="P35">5</text:p>
          </table:table-cell>
          <table:table-cell table:style-name="Таблица19.C8"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8" office:value-type="string">
            <text:p text:style-name="P34">Код команды</text:p>
          </table:table-cell>
        </table:table-row>
        <table:table-row>
          <table:table-cell table:style-name="Таблица19.A17"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10"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11"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7" office:value-type="string">
            <text:p text:style-name="P32">xx</text:p>
          </table:table-cell>
          <table:table-cell table:style-name="Таблица19.B13" office:value-type="float" office:value="10">
            <text:p text:style-name="P33">10</text:p>
          </table:table-cell>
          <table:table-cell table:style-name="Таблица19.C16"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14"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15"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6"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7" office:value-type="string">
            <text:p text:style-name="P32">xx</text:p>
          </table:table-cell>
          <table:table-cell table:style-name="Таблица19.B17"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18"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3"/>
          </table:table-cell>
          <table:covered-table-cell/>
        </table:table-row>
      </table:table>
      <text:p text:style-name="P10"/>
      <text:p text:style-name="P18"/>
      <text:h text:style-name="P66"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C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8"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8" office:value-type="string">
            <text:p text:style-name="P34">Заголовок </text:p>
          </table:table-cell>
        </table:table-row>
        <table:table-row>
          <table:table-cell table:style-name="Таблица20.D1" office:value-type="string">
            <text:p text:style-name="P36">0x8</text:p>
          </table:table-cell>
          <table:table-cell table:style-name="Таблица20.B4" office:value-type="float" office:value="1">
            <text:p text:style-name="P35">1</text:p>
          </table:table-cell>
          <table:table-cell table:style-name="Таблица20.C8"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8"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5" office:value-type="float" office:value="2">
            <text:p text:style-name="P35">2</text:p>
          </table:table-cell>
          <table:table-cell table:style-name="Таблица20.C8"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8"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6" office:value-type="float" office:value="3">
            <text:p text:style-name="P35">3</text:p>
          </table:table-cell>
          <table:table-cell table:style-name="Таблица20.C8"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8"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7" office:value-type="float" office:value="4">
            <text:p text:style-name="P35">4</text:p>
          </table:table-cell>
          <table:table-cell table:style-name="Таблица20.C8" office:value-type="string">
            <text:p text:style-name="P30">Id <text:span text:style-name="T5">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8" office:value-type="string">
            <text:p text:style-name="P30">Id <text:span text:style-name="T5">кадра</text:span></text:p>
          </table:table-cell>
        </table:table-row>
        <table:table-row>
          <table:table-cell table:style-name="Таблица20.D1" office:value-type="string">
            <text:p text:style-name="P36">0x12</text:p>
          </table:table-cell>
          <table:table-cell table:style-name="Таблица20.B8" office:value-type="float" office:value="5">
            <text:p text:style-name="P35">5</text:p>
          </table:table-cell>
          <table:table-cell table:style-name="Таблица20.C8"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8" office:value-type="string">
            <text:p text:style-name="P34">Код команды</text:p>
          </table:table-cell>
        </table:table-row>
        <table:table-row>
          <table:table-cell table:style-name="Таблица20.A11"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11" office:value-type="string">
            <text:p text:style-name="P32">xx</text:p>
          </table:table-cell>
          <table:table-cell table:style-name="Таблица20.B11" office:value-type="float" office:value="8">
            <text:p text:style-name="P35">8</text:p>
          </table:table-cell>
          <table:table-cell table:style-name="Таблица20.C12"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2">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12"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2">
            <text:p text:style-name="P33"/>
          </table:table-cell>
          <table:covered-table-cell/>
        </table:table-row>
      </table:table>
      <text:p text:style-name="P10"/>
      <text:h text:style-name="P66"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C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8"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10" office:value-type="string">
            <text:p text:style-name="P34">Заголовок </text:p>
          </table:table-cell>
        </table:table-row>
        <table:table-row>
          <table:table-cell table:style-name="Таблица21.D1" office:value-type="string">
            <text:p text:style-name="P36">0x06</text:p>
          </table:table-cell>
          <table:table-cell table:style-name="Таблица21.B4" office:value-type="float" office:value="1">
            <text:p text:style-name="P35">1</text:p>
          </table:table-cell>
          <table:table-cell table:style-name="Таблица21.C8"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10"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5" office:value-type="float" office:value="2">
            <text:p text:style-name="P35">2</text:p>
          </table:table-cell>
          <table:table-cell table:style-name="Таблица21.C8"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10"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6" office:value-type="float" office:value="3">
            <text:p text:style-name="P35">3</text:p>
          </table:table-cell>
          <table:table-cell table:style-name="Таблица21.C8"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10"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7" office:value-type="float" office:value="4">
            <text:p text:style-name="P35">4</text:p>
          </table:table-cell>
          <table:table-cell table:style-name="Таблица21.C8" office:value-type="string">
            <text:p text:style-name="P30">Id <text:span text:style-name="T5">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10" office:value-type="string">
            <text:p text:style-name="P30">Id <text:span text:style-name="T5">кадра</text:span></text:p>
          </table:table-cell>
        </table:table-row>
        <table:table-row>
          <table:table-cell table:style-name="Таблица21.D1" office:value-type="string">
            <text:p text:style-name="P36">0x13</text:p>
          </table:table-cell>
          <table:table-cell table:style-name="Таблица21.B8" office:value-type="float" office:value="5">
            <text:p text:style-name="P35">5</text:p>
          </table:table-cell>
          <table:table-cell table:style-name="Таблица21.C8"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5">13</text:span></text:p>
          </table:table-cell>
          <table:table-cell table:style-name="Таблица21.F3" office:value-type="float" office:value="5">
            <text:p text:style-name="P35">5</text:p>
          </table:table-cell>
          <table:table-cell table:style-name="Таблица21.G10"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10" office:value-type="string">
            <text:p text:style-name="P30">Ubat</text:p>
          </table:table-cell>
        </table:table-row>
        <table:table-row>
          <table:table-cell table:style-name="Таблица21.D1" office:value-type="string">
            <text:p text:style-name="P32">xx</text:p>
          </table:table-cell>
          <table:table-cell table:style-name="Таблица21.B10"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10" office:value-type="string">
            <text:p text:style-name="P30">F</text:p>
          </table:table-cell>
        </table:table-row>
        <table:table-row>
          <table:table-cell table:style-name="Таблица21.D1" office:value-type="string">
            <text:p text:style-name="P32"/>
          </table:table-cell>
          <table:table-cell table:style-name="Таблица21.B12">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2">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5">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0"/>
      <text:h text:style-name="P67"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C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9"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8" office:value-type="string">
            <text:p text:style-name="P34">Заголовок </text:p>
          </table:table-cell>
        </table:table-row>
        <table:table-row>
          <table:table-cell table:style-name="Таблица24.D1" office:value-type="string">
            <text:p text:style-name="P36">0x07</text:p>
          </table:table-cell>
          <table:table-cell table:style-name="Таблица24.B4" office:value-type="float" office:value="1">
            <text:p text:style-name="P35">1</text:p>
          </table:table-cell>
          <table:table-cell table:style-name="Таблица24.C9"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8"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5" office:value-type="float" office:value="2">
            <text:p text:style-name="P35">2</text:p>
          </table:table-cell>
          <table:table-cell table:style-name="Таблица24.C9"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8"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6" office:value-type="float" office:value="3">
            <text:p text:style-name="P35">3</text:p>
          </table:table-cell>
          <table:table-cell table:style-name="Таблица24.C9"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8"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7" office:value-type="float" office:value="4">
            <text:p text:style-name="P35">4</text:p>
          </table:table-cell>
          <table:table-cell table:style-name="Таблица24.C9" office:value-type="string">
            <text:p text:style-name="P30">Id <text:span text:style-name="T5">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8" office:value-type="string">
            <text:p text:style-name="P30">Id <text:span text:style-name="T5">кадра</text:span></text:p>
          </table:table-cell>
        </table:table-row>
        <table:table-row>
          <table:table-cell table:style-name="Таблица24.D1" office:value-type="string">
            <text:p text:style-name="P36">0x14</text:p>
          </table:table-cell>
          <table:table-cell table:style-name="Таблица24.B8" office:value-type="float" office:value="5">
            <text:p text:style-name="P35">5</text:p>
          </table:table-cell>
          <table:table-cell table:style-name="Таблица24.C9"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5">14</text:span></text:p>
          </table:table-cell>
          <table:table-cell table:style-name="Таблица24.F3" office:value-type="float" office:value="5">
            <text:p text:style-name="P35">5</text:p>
          </table:table-cell>
          <table:table-cell table:style-name="Таблица24.G8" office:value-type="string">
            <text:p text:style-name="P34">Код команды</text:p>
          </table:table-cell>
        </table:table-row>
        <table:table-row>
          <table:table-cell table:style-name="Таблица24.D1" office:value-type="string">
            <text:p text:style-name="P36">хх</text:p>
          </table:table-cell>
          <table:table-cell table:style-name="Таблица24.B11" office:value-type="string">
            <text:p text:style-name="P35">6</text:p>
          </table:table-cell>
          <table:table-cell table:style-name="Таблица24.C9"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1"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F10" office:value-type="string">
            <text:p text:style-name="P35">7</text:p>
          </table:table-cell>
          <table:covered-table-cell/>
        </table:table-row>
        <table:table-row>
          <table:table-cell table:style-name="Таблица24.D1" office:value-type="string">
            <text:p text:style-name="P32">xx</text:p>
          </table:table-cell>
          <table:table-cell table:style-name="Таблица24.B11"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2"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C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14"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8"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4" office:value-type="float" office:value="1">
            <text:p text:style-name="P35">1</text:p>
          </table:table-cell>
          <table:table-cell table:style-name="Таблица23.C14"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8"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5" office:value-type="float" office:value="2">
            <text:p text:style-name="P35">2</text:p>
          </table:table-cell>
          <table:table-cell table:style-name="Таблица23.C14"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8"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6" office:value-type="float" office:value="3">
            <text:p text:style-name="P35">3</text:p>
          </table:table-cell>
          <table:table-cell table:style-name="Таблица23.C14"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8"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7" office:value-type="float" office:value="4">
            <text:p text:style-name="P35">4</text:p>
          </table:table-cell>
          <table:table-cell table:style-name="Таблица23.C14" office:value-type="string">
            <text:p text:style-name="P30">Id <text:span text:style-name="T5">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8" office:value-type="string">
            <text:p text:style-name="P30">Id <text:span text:style-name="T5">кадра</text:span></text:p>
          </table:table-cell>
        </table:table-row>
        <table:table-row>
          <table:table-cell table:style-name="Таблица23.D1" office:value-type="string">
            <text:p text:style-name="P36">0x1<text:span text:style-name="T1">5</text:span></text:p>
          </table:table-cell>
          <table:table-cell table:style-name="Таблица23.B8" office:value-type="float" office:value="5">
            <text:p text:style-name="P35">5</text:p>
          </table:table-cell>
          <table:table-cell table:style-name="Таблица23.C14"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5">1</text:span>5</text:p>
          </table:table-cell>
          <table:table-cell table:style-name="Таблица23.F3" office:value-type="float" office:value="5">
            <text:p text:style-name="P35">5</text:p>
          </table:table-cell>
          <table:table-cell table:style-name="Таблица23.G8" office:value-type="string">
            <text:p text:style-name="P34">Код команды</text:p>
          </table:table-cell>
        </table:table-row>
        <table:table-row>
          <table:table-cell table:style-name="Таблица23.D1" office:value-type="string">
            <text:p text:style-name="P36">хх</text:p>
          </table:table-cell>
          <table:table-cell table:style-name="Таблица23.B9" office:value-type="string">
            <text:p text:style-name="P35">6</text:p>
          </table:table-cell>
          <table:table-cell table:style-name="Таблица23.C14"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10" office:value-type="float" office:value="7">
            <text:p text:style-name="P35">7</text:p>
          </table:table-cell>
          <table:table-cell table:style-name="Таблица23.C14"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11" office:value-type="float" office:value="8">
            <text:p text:style-name="P35">8</text:p>
          </table:table-cell>
          <table:table-cell table:style-name="Таблица23.C14"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2" office:value-type="float" office:value="9">
            <text:p text:style-name="P35">9</text:p>
          </table:table-cell>
          <table:table-cell table:style-name="Таблица23.C14"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3" office:value-type="float" office:value="10">
            <text:p text:style-name="P35">10</text:p>
          </table:table-cell>
          <table:table-cell table:style-name="Таблица23.C14"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4" office:value-type="float" office:value="11">
            <text:p text:style-name="P35">11</text:p>
          </table:table-cell>
          <table:table-cell table:style-name="Таблица23.C14"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6"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2">xx</text:p>
          </table:table-cell>
          <table:table-cell table:style-name="Таблица23.B16"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C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14"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14" office:value-type="string">
            <text:p text:style-name="P34">Заголовок </text:p>
          </table:table-cell>
        </table:table-row>
        <table:table-row>
          <table:table-cell table:style-name="Таблица25.D1" office:value-type="string">
            <text:p text:style-name="P36">0x0<text:span text:style-name="T1">8<text:tab/><text:tab/></text:span></text:p>
          </table:table-cell>
          <table:table-cell table:style-name="Таблица25.B4" office:value-type="float" office:value="1">
            <text:p text:style-name="P35">1</text:p>
          </table:table-cell>
          <table:table-cell table:style-name="Таблица25.C14"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14"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5" office:value-type="float" office:value="2">
            <text:p text:style-name="P35">2</text:p>
          </table:table-cell>
          <table:table-cell table:style-name="Таблица25.C14"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14"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6" office:value-type="float" office:value="3">
            <text:p text:style-name="P35">3</text:p>
          </table:table-cell>
          <table:table-cell table:style-name="Таблица25.C14"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14"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7" office:value-type="float" office:value="4">
            <text:p text:style-name="P35">4</text:p>
          </table:table-cell>
          <table:table-cell table:style-name="Таблица25.C14" office:value-type="string">
            <text:p text:style-name="P30">Id <text:span text:style-name="T5">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14" office:value-type="string">
            <text:p text:style-name="P30">Id <text:span text:style-name="T5">кадра</text:span></text:p>
          </table:table-cell>
        </table:table-row>
        <table:table-row>
          <table:table-cell table:style-name="Таблица25.D1" office:value-type="string">
            <text:p text:style-name="P36">0x1<text:span text:style-name="T1">6</text:span></text:p>
          </table:table-cell>
          <table:table-cell table:style-name="Таблица25.B8" office:value-type="float" office:value="5">
            <text:p text:style-name="P35">5</text:p>
          </table:table-cell>
          <table:table-cell table:style-name="Таблица25.C14"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5">1</text:span>6</text:p>
          </table:table-cell>
          <table:table-cell table:style-name="Таблица25.F3" office:value-type="float" office:value="5">
            <text:p text:style-name="P35">5</text:p>
          </table:table-cell>
          <table:table-cell table:style-name="Таблица25.G14" office:value-type="string">
            <text:p text:style-name="P34">Код команд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9" office:value-type="string">
            <text:p text:style-name="P35">6</text:p>
          </table:table-cell>
          <table:table-cell table:style-name="Таблица25.G14" office:value-type="string">
            <text:p text:style-name="P34">секунд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14" office:value-type="string">
            <text:p text:style-name="P59">минут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14" office:value-type="string">
            <text:p text:style-name="P59">часы(0-23)</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14" office:value-type="string">
            <text:p text:style-name="P59">число</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14" office:value-type="string">
            <text:p text:style-name="P59">месяц</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14"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16"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C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8"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8" office:value-type="string">
            <text:p text:style-name="P34">Заголовок </text:p>
          </table:table-cell>
        </table:table-row>
        <table:table-row>
          <table:table-cell table:style-name="Таблица26.A4" office:value-type="float" office:value="22">
            <text:p text:style-name="P36">22</text:p>
          </table:table-cell>
          <table:table-cell table:style-name="Таблица26.B4" office:value-type="float" office:value="1">
            <text:p text:style-name="P35">1</text:p>
          </table:table-cell>
          <table:table-cell table:style-name="Таблица26.C8"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8"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5" office:value-type="float" office:value="2">
            <text:p text:style-name="P35">2</text:p>
          </table:table-cell>
          <table:table-cell table:style-name="Таблица26.C8"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8"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6" office:value-type="float" office:value="3">
            <text:p text:style-name="P35">3</text:p>
          </table:table-cell>
          <table:table-cell table:style-name="Таблица26.C8"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8"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7" office:value-type="float" office:value="4">
            <text:p text:style-name="P35">4</text:p>
          </table:table-cell>
          <table:table-cell table:style-name="Таблица26.C8" table:number-columns-spanned="2" office:value-type="string">
            <text:p text:style-name="P30">Id <text:span text:style-name="T5">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8" office:value-type="string">
            <text:p text:style-name="P30">Id <text:span text:style-name="T5">кадра</text:span></text:p>
          </table:table-cell>
        </table:table-row>
        <table:table-row>
          <table:table-cell table:style-name="Таблица26.E1" office:value-type="string">
            <text:p text:style-name="P36">0x17</text:p>
          </table:table-cell>
          <table:table-cell table:style-name="Таблица26.B8" office:value-type="float" office:value="5">
            <text:p text:style-name="P35">5</text:p>
          </table:table-cell>
          <table:table-cell table:style-name="Таблица26.C8"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5">1</text:span><text:span text:style-name="T5">7</text:span></text:p>
          </table:table-cell>
          <table:table-cell table:style-name="Таблица26.G3" office:value-type="float" office:value="5">
            <text:p text:style-name="P35">5</text:p>
          </table:table-cell>
          <table:table-cell table:style-name="Таблица26.H8" office:value-type="string">
            <text:p text:style-name="P34">Код команды</text:p>
          </table:table-cell>
        </table:table-row>
        <table:table-row>
          <table:table-cell table:style-name="Таблица26.E1" office:value-type="string">
            <text:p text:style-name="P36">хх</text:p>
          </table:table-cell>
          <table:table-cell table:style-name="Таблица26.B9" office:value-type="string">
            <text:p text:style-name="P35">6</text:p>
          </table:table-cell>
          <table:table-cell table:style-name="Таблица26.C22"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6">хх</text:p>
          </table:table-cell>
          <table:table-cell table:style-name="Таблица26.B10" office:value-type="float" office:value="7">
            <text:p text:style-name="P35">7</text:p>
          </table:table-cell>
          <table:table-cell table:style-name="Таблица26.C22"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G2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11" office:value-type="float" office:value="8">
            <text:p text:style-name="P35">8</text:p>
          </table:table-cell>
          <table:table-cell table:style-name="Таблица26.C22"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12" office:value-type="float" office:value="9">
            <text:p text:style-name="P35">9</text:p>
          </table:table-cell>
          <table:table-cell table:style-name="Таблица26.C22"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3" office:value-type="float" office:value="10">
            <text:p text:style-name="P35">10</text:p>
          </table:table-cell>
          <table:table-cell table:style-name="Таблица26.C22"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4" office:value-type="float" office:value="11">
            <text:p text:style-name="P35">11</text:p>
          </table:table-cell>
          <table:table-cell table:style-name="Таблица26.C22"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5" office:value-type="float" office:value="12">
            <text:p text:style-name="P35">12</text:p>
          </table:table-cell>
          <table:table-cell table:style-name="Таблица26.C22"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16" office:value-type="float" office:value="13">
            <text:p text:style-name="P35">13</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17" office:value-type="float" office:value="14">
            <text:p text:style-name="P33">14</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18" office:value-type="float" office:value="15">
            <text:p text:style-name="P33">15</text:p>
          </table:table-cell>
          <table:table-cell table:style-name="Таблица26.C22"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19" office:value-type="float" office:value="16">
            <text:p text:style-name="P35">16</text:p>
          </table:table-cell>
          <table:table-cell table:style-name="Таблица26.C22" office:value-type="string">
            <text:p text:style-name="P59">мл</text:p>
          </table:table-cell>
          <table:table-cell table:style-name="Таблица26.D9" table:number-rows-spanned="4" office:value-type="string">
            <text:p text:style-name="P61">Кол-во точек</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20" office:value-type="float" office:value="17">
            <text:p text:style-name="P35">17</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21" office:value-type="float" office:value="18">
            <text:p text:style-name="P35">18</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22" office:value-type="float" office:value="19">
            <text:p text:style-name="P35">19</text:p>
          </table:table-cell>
          <table:table-cell table:style-name="Таблица26.C22"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A23" office:value-type="string">
            <text:p text:style-name="P32">xx</text:p>
          </table:table-cell>
          <table:table-cell table:style-name="Таблица26.B23" office:value-type="float" office:value="20">
            <text:p text:style-name="P33">20</text:p>
          </table:table-cell>
          <table:table-cell table:style-name="Таблица26.C24"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24" office:value-type="float" office:value="21">
            <text:p text:style-name="P33">21</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4">
            <text:p text:style-name="P35"/>
          </table:table-cell>
          <table:table-cell table:style-name="Таблица26.F3" office:value-type="string">
            <text:p text:style-name="P30"/>
          </table:table-cell>
        </table:table-row>
      </table:table>
      <text:p text:style-name="P18"/>
      <text:h text:style-name="P67" text:outline-level="2">Команда <text:span text:style-name="T1">Get_ProcState</text:span></text:h>
      <text:p text:style-name="P18">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C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27"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27"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4" office:value-type="float" office:value="1">
            <text:p text:style-name="P35">1</text:p>
          </table:table-cell>
          <table:table-cell table:style-name="Таблица27.C27"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27"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5" office:value-type="float" office:value="2">
            <text:p text:style-name="P35">2</text:p>
          </table:table-cell>
          <table:table-cell table:style-name="Таблица27.C27"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27"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6" office:value-type="float" office:value="3">
            <text:p text:style-name="P35">3</text:p>
          </table:table-cell>
          <table:table-cell table:style-name="Таблица27.C27"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27"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7" office:value-type="float" office:value="4">
            <text:p text:style-name="P35">4</text:p>
          </table:table-cell>
          <table:table-cell table:style-name="Таблица27.C27" office:value-type="string">
            <text:p text:style-name="P30">Id <text:span text:style-name="T5">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27" office:value-type="string">
            <text:p text:style-name="P30">Id <text:span text:style-name="T5">кадра</text:span></text:p>
          </table:table-cell>
        </table:table-row>
        <table:table-row>
          <table:table-cell table:style-name="Таблица27.D1" office:value-type="string">
            <text:p text:style-name="P36">0x1<text:span text:style-name="T1">8</text:span></text:p>
          </table:table-cell>
          <table:table-cell table:style-name="Таблица27.B8" office:value-type="float" office:value="5">
            <text:p text:style-name="P35">5</text:p>
          </table:table-cell>
          <table:table-cell table:style-name="Таблица27.C27"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5">1</text:span>6</text:p>
          </table:table-cell>
          <table:table-cell table:style-name="Таблица27.F3" office:value-type="float" office:value="5">
            <text:p text:style-name="P35">5</text:p>
          </table:table-cell>
          <table:table-cell table:style-name="Таблица27.G27" office:value-type="string">
            <text:p text:style-name="P34">Код команды</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9" office:value-type="string">
            <text:p text:style-name="P35">6</text:p>
          </table:table-cell>
          <table:table-cell table:style-name="Таблица27.G27" office:value-type="string">
            <text:p text:style-name="P34">секунды</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27" office:value-type="string">
            <text:p text:style-name="P59">минуты</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27" office:value-type="string">
            <text:p text:style-name="P59">часы(0-23)</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27" office:value-type="string">
            <text:p text:style-name="P59">число</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27" office:value-type="string">
            <text:p text:style-name="P59">месяц</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27" office:value-type="string">
            <text:p text:style-name="P59">год (0-99)</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27" office:value-type="string">
            <text:p text:style-name="P60">мл период</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27" office:value-type="string">
            <text:p text:style-name="P59"/>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27" office:value-type="string">
            <text:p text:style-name="P59"/>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27" office:value-type="string">
            <text:p text:style-name="P59">ст период</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6">
            <text:p text:style-name="P35">16</text:p>
          </table:table-cell>
          <table:table-cell table:style-name="Таблица27.G27" table:number-rows-spanned="4" office:value-type="string">
            <text:p text:style-name="P59">Кол-во точек всего в процессе</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7">
            <text:p text:style-name="P35">17</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8">
            <text:p text:style-name="P35">18</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9">
            <text:p text:style-name="P35">19</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0">
            <text:p text:style-name="P35">20</text:p>
          </table:table-cell>
          <table:table-cell table:style-name="Таблица27.G27" table:number-rows-spanned="4" office:value-type="string">
            <text:p text:style-name="P59">Кол-во точек отсчитанных</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1">
            <text:p text:style-name="P35">21</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2">
            <text:p text:style-name="P35">22</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3">
            <text:p text:style-name="P35">23</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4">
            <text:p text:style-name="P35">24</text:p>
          </table:table-cell>
          <table:table-cell table:style-name="Таблица27.G27" office:value-type="string">
            <text:p text:style-name="P59">Состояние процесса</text:p>
          </table:table-cell>
        </table:table-row>
        <table:table-row>
          <table:table-cell table:style-name="Таблица27.A28" office:value-type="string">
            <text:p text:style-name="P32">xx</text:p>
          </table:table-cell>
          <table:table-cell table:style-name="Таблица27.B28" office:value-type="float" office:value="6">
            <text:p text:style-name="P33">6</text:p>
          </table:table-cell>
          <table:table-cell table:style-name="Таблица27.C28" table:number-rows-spanned="2" office:value-type="string">
            <text:p text:style-name="P31">CRC16</text:p>
          </table:table-cell>
          <table:table-cell table:style-name="Таблица27.D1" office:value-type="string">
            <text:p text:style-name="P34"/>
          </table:table-cell>
          <table:table-cell table:style-name="Таблица27.E28" office:value-type="string">
            <text:p text:style-name="P32">xx</text:p>
          </table:table-cell>
          <table:table-cell table:style-name="Таблица27.F28" office:value-type="float" office:value="25">
            <text:p text:style-name="P35">25</text:p>
          </table:table-cell>
          <table:table-cell table:style-name="Таблица27.G28"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29"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9" office:value-type="float" office:value="26">
            <text:p text:style-name="P35">26</text:p>
          </table:table-cell>
          <table:covered-table-cell/>
        </table:table-row>
      </table:table>
      <text:p text:style-name="P18"/>
      <text:h text:style-name="P67" text:outline-level="2">Команда <text:span text:style-name="T1">Get_CurrVal</text:span></text:h>
      <text:p text:style-name="P18">Команда адаптеру сделать измерение по одному каналу и вернуть полученное значение в вольтах АЦП и в пересчитанных параметрах. <text:span text:style-name="T21">Если номер канала больше 7, то ответ 0х0Е.</text:span></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38">Запрос</text:p>
          </table:table-cell>
          <table:covered-table-cell/>
          <table:covered-table-cell/>
          <table:table-cell table:style-name="Таблица32.D1" office:value-type="string">
            <text:p text:style-name="P38"/>
          </table:table-cell>
          <table:table-cell table:style-name="Таблица32.E1" table:number-columns-spanned="3" office:value-type="string">
            <text:p text:style-name="P38">Ответ</text:p>
          </table:table-cell>
          <table:covered-table-cell/>
          <table:covered-table-cell/>
        </table:table-row>
        <table:table-row>
          <table:table-cell table:style-name="Таблица32.A1" office:value-type="string">
            <text:p text:style-name="P40">код, <text:span text:style-name="T1">hex</text:span></text:p>
          </table:table-cell>
          <table:table-cell table:style-name="Таблица32.B2" office:value-type="string">
            <text:p text:style-name="P38">№</text:p>
          </table:table-cell>
          <table:table-cell table:style-name="Таблица32.C2" office:value-type="string">
            <text:p text:style-name="P39">Описание</text:p>
          </table:table-cell>
          <table:table-cell table:style-name="Таблица32.D1" office:value-type="string">
            <text:p text:style-name="P39"/>
          </table:table-cell>
          <table:table-cell table:style-name="Таблица32.E1" office:value-type="string">
            <text:p text:style-name="P40">код, <text:span text:style-name="T1">hex</text:span></text:p>
          </table:table-cell>
          <table:table-cell table:style-name="Таблица32.F2" office:value-type="string">
            <text:p text:style-name="P41">№</text:p>
          </table:table-cell>
          <table:table-cell table:style-name="Таблица32.F2" office:value-type="string">
            <text:p text:style-name="P39">Описание</text:p>
          </table:table-cell>
        </table:table-row>
        <table:table-row>
          <table:table-cell table:style-name="Таблица32.D1" office:value-type="string">
            <text:p text:style-name="P28">0<text:span text:style-name="T1">x80</text:span></text:p>
          </table:table-cell>
          <table:table-cell table:style-name="Таблица32.B3" office:value-type="float" office:value="0">
            <text:p text:style-name="P27">0</text:p>
          </table:table-cell>
          <table:table-cell table:style-name="Таблица32.C17" office:value-type="string">
            <text:p text:style-name="P49">Заголовок </text:p>
          </table:table-cell>
          <table:table-cell table:style-name="Таблица32.D1" office:value-type="string">
            <text:p text:style-name="P34"/>
          </table:table-cell>
          <table:table-cell table:style-name="Таблица32.E3" office:value-type="string">
            <text:p text:style-name="P28">0<text:span text:style-name="T1">x80</text:span></text:p>
          </table:table-cell>
          <table:table-cell table:style-name="Таблица32.F3" office:value-type="float" office:value="0">
            <text:p text:style-name="P27">0</text:p>
          </table:table-cell>
          <table:table-cell table:style-name="Таблица32.G17" office:value-type="string">
            <text:p text:style-name="P34">Заголовок </text:p>
          </table:table-cell>
        </table:table-row>
        <table:table-row>
          <table:table-cell table:style-name="Таблица32.D1" office:value-type="string">
            <text:p text:style-name="P36">0x09</text:p>
          </table:table-cell>
          <table:table-cell table:style-name="Таблица32.B4" office:value-type="float" office:value="1">
            <text:p text:style-name="P35">1</text:p>
          </table:table-cell>
          <table:table-cell table:style-name="Таблица32.C17" office:value-type="string">
            <text:p text:style-name="P26">Количество байт</text:p>
          </table:table-cell>
          <table:table-cell table:style-name="Таблица32.D1" office:value-type="string">
            <text:p text:style-name="P26"/>
          </table:table-cell>
          <table:table-cell table:style-name="Таблица32.E4" office:value-type="float" office:value="9">
            <text:p text:style-name="P36">9</text:p>
          </table:table-cell>
          <table:table-cell table:style-name="Таблица32.F3" office:value-type="float" office:value="1">
            <text:p text:style-name="P35">1</text:p>
          </table:table-cell>
          <table:table-cell table:style-name="Таблица32.G17" office:value-type="string">
            <text:p text:style-name="P26">Количество байт</text:p>
          </table:table-cell>
        </table:table-row>
        <table:table-row>
          <table:table-cell table:style-name="Таблица32.D1" office:value-type="string">
            <text:p text:style-name="P36">Ап</text:p>
          </table:table-cell>
          <table:table-cell table:style-name="Таблица32.B5" office:value-type="float" office:value="2">
            <text:p text:style-name="P35">2</text:p>
          </table:table-cell>
          <table:table-cell table:style-name="Таблица32.C17" office:value-type="string">
            <text:p text:style-name="P26">Адрес получателя</text:p>
          </table:table-cell>
          <table:table-cell table:style-name="Таблица32.D1" office:value-type="string">
            <text:p text:style-name="P26"/>
          </table:table-cell>
          <table:table-cell table:style-name="Таблица32.E3" office:value-type="string">
            <text:p text:style-name="P36">Ап</text:p>
          </table:table-cell>
          <table:table-cell table:style-name="Таблица32.F3" office:value-type="float" office:value="2">
            <text:p text:style-name="P35">2</text:p>
          </table:table-cell>
          <table:table-cell table:style-name="Таблица32.G17" office:value-type="string">
            <text:p text:style-name="P26">Адрес получателя</text:p>
          </table:table-cell>
        </table:table-row>
        <table:table-row>
          <table:table-cell table:style-name="Таблица32.D1" office:value-type="string">
            <text:p text:style-name="P36">Ао</text:p>
          </table:table-cell>
          <table:table-cell table:style-name="Таблица32.B6" office:value-type="float" office:value="3">
            <text:p text:style-name="P35">3</text:p>
          </table:table-cell>
          <table:table-cell table:style-name="Таблица32.C17" office:value-type="string">
            <text:p text:style-name="P26">Адрес отправителя</text:p>
          </table:table-cell>
          <table:table-cell table:style-name="Таблица32.D1" office:value-type="string">
            <text:p text:style-name="P26"/>
          </table:table-cell>
          <table:table-cell table:style-name="Таблица32.E3" office:value-type="string">
            <text:p text:style-name="P36">Ао</text:p>
          </table:table-cell>
          <table:table-cell table:style-name="Таблица32.F3" office:value-type="float" office:value="3">
            <text:p text:style-name="P35">3</text:p>
          </table:table-cell>
          <table:table-cell table:style-name="Таблица32.G17" office:value-type="string">
            <text:p text:style-name="P26">Адрес отправителя</text:p>
          </table:table-cell>
        </table:table-row>
        <table:table-row>
          <table:table-cell table:style-name="Таблица32.D1" office:value-type="string">
            <text:p text:style-name="P32">xx</text:p>
          </table:table-cell>
          <table:table-cell table:style-name="Таблица32.B7" office:value-type="float" office:value="4">
            <text:p text:style-name="P35">4</text:p>
          </table:table-cell>
          <table:table-cell table:style-name="Таблица32.C17" office:value-type="string">
            <text:p text:style-name="P30">Id <text:span text:style-name="T5">кадра</text:span></text:p>
          </table:table-cell>
          <table:table-cell table:style-name="Таблица32.D1" office:value-type="string">
            <text:p text:style-name="P30"/>
          </table:table-cell>
          <table:table-cell table:style-name="Таблица32.E3" office:value-type="string">
            <text:p text:style-name="P32">xx</text:p>
          </table:table-cell>
          <table:table-cell table:style-name="Таблица32.F3" office:value-type="float" office:value="4">
            <text:p text:style-name="P35">4</text:p>
          </table:table-cell>
          <table:table-cell table:style-name="Таблица32.G17" office:value-type="string">
            <text:p text:style-name="P30">Id <text:span text:style-name="T5">кадра</text:span></text:p>
          </table:table-cell>
        </table:table-row>
        <table:table-row>
          <table:table-cell table:style-name="Таблица32.D1" office:value-type="string">
            <text:p text:style-name="P36">0x19</text:p>
          </table:table-cell>
          <table:table-cell table:style-name="Таблица32.B8" office:value-type="float" office:value="5">
            <text:p text:style-name="P35">5</text:p>
          </table:table-cell>
          <table:table-cell table:style-name="Таблица32.C17" office:value-type="string">
            <text:p text:style-name="P34">Код команды</text:p>
          </table:table-cell>
          <table:table-cell table:style-name="Таблица32.D1" office:value-type="string">
            <text:p text:style-name="P34"/>
          </table:table-cell>
          <table:table-cell table:style-name="Таблица32.E3" office:value-type="string">
            <text:p text:style-name="P32">0x1<text:span text:style-name="T5">9</text:span></text:p>
          </table:table-cell>
          <table:table-cell table:style-name="Таблица32.F3" office:value-type="float" office:value="5">
            <text:p text:style-name="P35">5</text:p>
          </table:table-cell>
          <table:table-cell table:style-name="Таблица32.G17" office:value-type="string">
            <text:p text:style-name="P34">Код команды</text:p>
          </table:table-cell>
        </table:table-row>
        <table:table-row>
          <table:table-cell table:style-name="Таблица32.D1" office:value-type="string">
            <text:p text:style-name="P36"/>
          </table:table-cell>
          <table:table-cell table:style-name="Таблица32.B9" office:value-type="float" office:value="6">
            <text:p text:style-name="P35">6</text:p>
          </table:table-cell>
          <table:table-cell table:style-name="Таблица32.C17" office:value-type="string">
            <text:p text:style-name="P34">Номер канала ( 0 - 7)</text:p>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6">
            <text:p text:style-name="P35">6</text:p>
          </table:table-cell>
          <table:table-cell table:style-name="Таблица32.G17" office:value-type="string">
            <text:p text:style-name="P34">Номер канала</text:p>
          </table:table-cell>
        </table:table-row>
        <table:table-row>
          <table:table-cell table:style-name="Таблица32.D1" office:value-type="string">
            <text:p text:style-name="P36"/>
          </table:table-cell>
          <table:table-cell table:style-name="Таблица32.B17">
            <text:p text:style-name="P35"/>
          </table:table-cell>
          <table:table-cell table:style-name="Таблица32.C17"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7">
            <text:p text:style-name="P35">7</text:p>
          </table:table-cell>
          <table:table-cell table:style-name="Таблица32.G17" table:number-rows-spanned="4" office:value-type="string">
            <text:p text:style-name="P34">Измеренное значение, <text:span text:style-name="T1">float, </text:span>вольты</text:p>
          </table:table-cell>
        </table:table-row>
        <table:table-row>
          <table:table-cell table:style-name="Таблица32.D1" office:value-type="string">
            <text:p text:style-name="P36"/>
          </table:table-cell>
          <table:table-cell table:style-name="Таблица32.B17">
            <text:p text:style-name="P35"/>
          </table:table-cell>
          <table:table-cell table:style-name="Таблица32.C17"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8">
            <text:p text:style-name="P35">8</text:p>
          </table:table-cell>
          <table:covered-table-cell/>
        </table:table-row>
        <table:table-row>
          <table:table-cell table:style-name="Таблица32.D1" office:value-type="string">
            <text:p text:style-name="P36"/>
          </table:table-cell>
          <table:table-cell table:style-name="Таблица32.B17">
            <text:p text:style-name="P35"/>
          </table:table-cell>
          <table:table-cell table:style-name="Таблица32.C17"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9">
            <text:p text:style-name="P35">9</text:p>
          </table:table-cell>
          <table:covered-table-cell/>
        </table:table-row>
        <table:table-row>
          <table:table-cell table:style-name="Таблица32.D1" office:value-type="string">
            <text:p text:style-name="P36"/>
          </table:table-cell>
          <table:table-cell table:style-name="Таблица32.B17">
            <text:p text:style-name="P35"/>
          </table:table-cell>
          <table:table-cell table:style-name="Таблица32.C17"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0">
            <text:p text:style-name="P35">10</text:p>
          </table:table-cell>
          <table:covered-table-cell/>
        </table:table-row>
        <table:table-row>
          <table:table-cell table:style-name="Таблица32.D1" office:value-type="string">
            <text:p text:style-name="P36"/>
          </table:table-cell>
          <table:table-cell table:style-name="Таблица32.B17">
            <text:p text:style-name="P35"/>
          </table:table-cell>
          <table:table-cell table:style-name="Таблица32.C17"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1">
            <text:p text:style-name="P35">11</text:p>
          </table:table-cell>
          <table:table-cell table:style-name="Таблица32.G17" table:number-rows-spanned="4" office:value-type="string">
            <text:p text:style-name="P34">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36"/>
          </table:table-cell>
          <table:table-cell table:style-name="Таблица32.B17">
            <text:p text:style-name="P35"/>
          </table:table-cell>
          <table:table-cell table:style-name="Таблица32.C17"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2">
            <text:p text:style-name="P35">12</text:p>
          </table:table-cell>
          <table:covered-table-cell/>
        </table:table-row>
        <table:table-row>
          <table:table-cell table:style-name="Таблица32.D1" office:value-type="string">
            <text:p text:style-name="P36"/>
          </table:table-cell>
          <table:table-cell table:style-name="Таблица32.B17">
            <text:p text:style-name="P35"/>
          </table:table-cell>
          <table:table-cell table:style-name="Таблица32.C17"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3">
            <text:p text:style-name="P35">13</text:p>
          </table:table-cell>
          <table:covered-table-cell/>
        </table:table-row>
        <table:table-row>
          <table:table-cell table:style-name="Таблица32.D1" office:value-type="string">
            <text:p text:style-name="P36"/>
          </table:table-cell>
          <table:table-cell table:style-name="Таблица32.B17">
            <text:p text:style-name="P35"/>
          </table:table-cell>
          <table:table-cell table:style-name="Таблица32.C17"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4">
            <text:p text:style-name="P35">14</text:p>
          </table:table-cell>
          <table:covered-table-cell/>
        </table:table-row>
        <table:table-row>
          <table:table-cell table:style-name="Таблица32.A18" office:value-type="string">
            <text:p text:style-name="P32">xx</text:p>
          </table:table-cell>
          <table:table-cell table:style-name="Таблица32.B18" office:value-type="float" office:value="7">
            <text:p text:style-name="P35">7</text:p>
          </table:table-cell>
          <table:table-cell table:style-name="Таблица32.C18" table:number-rows-spanned="2" office:value-type="string">
            <text:p text:style-name="P31">CRC16</text:p>
          </table:table-cell>
          <table:table-cell table:style-name="Таблица32.D1" office:value-type="string">
            <text:p text:style-name="P34"/>
          </table:table-cell>
          <table:table-cell table:style-name="Таблица32.E18" office:value-type="string">
            <text:p text:style-name="P32">xx</text:p>
          </table:table-cell>
          <table:table-cell table:style-name="Таблица32.F18" office:value-type="float" office:value="15">
            <text:p text:style-name="P35">15</text:p>
          </table:table-cell>
          <table:table-cell table:style-name="Таблица32.G18" table:number-rows-spanned="2" office:value-type="string">
            <text:p text:style-name="P31">CRC16</text:p>
          </table:table-cell>
        </table:table-row>
        <table:table-row>
          <table:table-cell table:style-name="Таблица32.D1" office:value-type="string">
            <text:p text:style-name="P32">xx</text:p>
          </table:table-cell>
          <table:table-cell table:style-name="Таблица32.B19" office:value-type="float" office:value="8">
            <text:p text:style-name="P35">8</text:p>
          </table:table-cell>
          <table:covered-table-cell/>
          <table:table-cell table:style-name="Таблица32.D1" office:value-type="string">
            <text:p text:style-name="P34"/>
          </table:table-cell>
          <table:table-cell table:style-name="Таблица32.E3" office:value-type="string">
            <text:p text:style-name="P32">xx</text:p>
          </table:table-cell>
          <table:table-cell table:style-name="Таблица32.E4" office:value-type="float" office:value="16">
            <text:p text:style-name="P35">16</text:p>
          </table:table-cell>
          <table:covered-table-cell/>
        </table:table-row>
      </table:table>
      <text:p text:style-name="P18"/>
      <text:h text:style-name="P67"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C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8"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8" office:value-type="string">
            <text:p text:style-name="P34">Заголовок </text:p>
          </table:table-cell>
        </table:table-row>
        <table:table-row>
          <table:table-cell table:style-name="Таблица28.D1" office:value-type="string">
            <text:p text:style-name="P36">0x08</text:p>
          </table:table-cell>
          <table:table-cell table:style-name="Таблица28.B4" office:value-type="float" office:value="1">
            <text:p text:style-name="P35">1</text:p>
          </table:table-cell>
          <table:table-cell table:style-name="Таблица28.C8"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9">
            <text:p text:style-name="P36">9</text:p>
          </table:table-cell>
          <table:table-cell table:style-name="Таблица28.F3" office:value-type="float" office:value="1">
            <text:p text:style-name="P35">1</text:p>
          </table:table-cell>
          <table:table-cell table:style-name="Таблица28.G8"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5" office:value-type="float" office:value="2">
            <text:p text:style-name="P35">2</text:p>
          </table:table-cell>
          <table:table-cell table:style-name="Таблица28.C8"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8"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6" office:value-type="float" office:value="3">
            <text:p text:style-name="P35">3</text:p>
          </table:table-cell>
          <table:table-cell table:style-name="Таблица28.C8"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8"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7" office:value-type="float" office:value="4">
            <text:p text:style-name="P35">4</text:p>
          </table:table-cell>
          <table:table-cell table:style-name="Таблица28.C8" office:value-type="string">
            <text:p text:style-name="P30">Id <text:span text:style-name="T5">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8" office:value-type="string">
            <text:p text:style-name="P30">Id <text:span text:style-name="T5">кадра</text:span></text:p>
          </table:table-cell>
        </table:table-row>
        <table:table-row>
          <table:table-cell table:style-name="Таблица28.D1" office:value-type="string">
            <text:p text:style-name="P36">0x<text:span text:style-name="T1">21</text:span></text:p>
          </table:table-cell>
          <table:table-cell table:style-name="Таблица28.B8" office:value-type="float" office:value="5">
            <text:p text:style-name="P35">5</text:p>
          </table:table-cell>
          <table:table-cell table:style-name="Таблица28.C8"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8"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6">
            <text:p text:style-name="P35">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10"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7">
            <text:p text:style-name="P35">7</text:p>
          </table:table-cell>
          <table:covered-table-cell/>
        </table:table-row>
      </table:table>
      <text:p text:style-name="Text_20_body"/>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column table:style-name="Таблица29.H"/>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4" office:value-type="string">
            <text:p text:style-name="P38">Ответ</text:p>
          </table:table-cell>
          <table:covered-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C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table:number-columns-spanned="2" office:value-type="string">
            <text:p text:style-name="P39">Описание</text:p>
          </table:table-cell>
          <table:covered-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15"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11" table:number-columns-spanned="2" office:value-type="string">
            <text:p text:style-name="P34">Заголовок </text:p>
          </table:table-cell>
          <table:covered-table-cell/>
        </table:table-row>
        <table:table-row>
          <table:table-cell table:style-name="Таблица29.D1" office:value-type="string">
            <text:p text:style-name="P32">1<text:span text:style-name="T5">2</text:span></text:p>
          </table:table-cell>
          <table:table-cell table:style-name="Таблица29.B4" office:value-type="float" office:value="1">
            <text:p text:style-name="P35">1</text:p>
          </table:table-cell>
          <table:table-cell table:style-name="Таблица29.C15"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11" table:number-columns-spanned="2" office:value-type="string">
            <text:p text:style-name="P26">Количество байт</text:p>
          </table:table-cell>
          <table:covered-table-cell/>
        </table:table-row>
        <table:table-row>
          <table:table-cell table:style-name="Таблица29.D1" office:value-type="string">
            <text:p text:style-name="P36">Ап</text:p>
          </table:table-cell>
          <table:table-cell table:style-name="Таблица29.B5" office:value-type="float" office:value="2">
            <text:p text:style-name="P35">2</text:p>
          </table:table-cell>
          <table:table-cell table:style-name="Таблица29.C15"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11" table:number-columns-spanned="2" office:value-type="string">
            <text:p text:style-name="P26">Адрес получателя</text:p>
          </table:table-cell>
          <table:covered-table-cell/>
        </table:table-row>
        <table:table-row>
          <table:table-cell table:style-name="Таблица29.D1" office:value-type="string">
            <text:p text:style-name="P36">Ао</text:p>
          </table:table-cell>
          <table:table-cell table:style-name="Таблица29.B6" office:value-type="float" office:value="3">
            <text:p text:style-name="P35">3</text:p>
          </table:table-cell>
          <table:table-cell table:style-name="Таблица29.C15"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11" table:number-columns-spanned="2" office:value-type="string">
            <text:p text:style-name="P26">Адрес отправителя</text:p>
          </table:table-cell>
          <table:covered-table-cell/>
        </table:table-row>
        <table:table-row>
          <table:table-cell table:style-name="Таблица29.D1" office:value-type="string">
            <text:p text:style-name="P32">xx</text:p>
          </table:table-cell>
          <table:table-cell table:style-name="Таблица29.B7" office:value-type="float" office:value="4">
            <text:p text:style-name="P35">4</text:p>
          </table:table-cell>
          <table:table-cell table:style-name="Таблица29.C15" office:value-type="string">
            <text:p text:style-name="P30">Id <text:span text:style-name="T5">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11" table:number-columns-spanned="2" office:value-type="string">
            <text:p text:style-name="P30">Id <text:span text:style-name="T5">кадра</text:span></text:p>
          </table:table-cell>
          <table:covered-table-cell/>
        </table:table-row>
        <table:table-row>
          <table:table-cell table:style-name="Таблица29.D1" office:value-type="string">
            <text:p text:style-name="P36">0x22</text:p>
          </table:table-cell>
          <table:table-cell table:style-name="Таблица29.B8" office:value-type="float" office:value="5">
            <text:p text:style-name="P35">5</text:p>
          </table:table-cell>
          <table:table-cell table:style-name="Таблица29.C15"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5">2</text:span></text:p>
          </table:table-cell>
          <table:table-cell table:style-name="Таблица29.F3" office:value-type="float" office:value="5">
            <text:p text:style-name="P35">5</text:p>
          </table:table-cell>
          <table:table-cell table:style-name="Таблица29.G11" table:number-columns-spanned="2" office:value-type="string">
            <text:p text:style-name="P34">Код команды</text:p>
          </table:table-cell>
          <table:covered-table-cell/>
        </table:table-row>
        <table:table-row>
          <table:table-cell table:style-name="Таблица29.D1" office:value-type="string">
            <text:p text:style-name="P36"/>
          </table:table-cell>
          <table:table-cell table:style-name="Таблица29.B9" office:value-type="float" office:value="6">
            <text:p text:style-name="P35">6</text:p>
          </table:table-cell>
          <table:table-cell table:style-name="Таблица29.C15"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1"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10" office:value-type="float" office:value="7">
            <text:p text:style-name="P35">7</text:p>
          </table:table-cell>
          <table:table-cell table:style-name="Таблица29.C15" office:value-type="string">
            <text:p text:style-name="P34">с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1"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11" office:value-type="float" office:value="8">
            <text:p text:style-name="P35">8</text:p>
          </table:table-cell>
          <table:table-cell table:style-name="Таблица29.C15"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1" table:number-columns-spanned="2" office:value-type="string">
            <text:p text:style-name="P34">Данные</text:p>
          </table:table-cell>
          <table:covered-table-cell/>
        </table:table-row>
        <table:table-row>
          <table:table-cell table:style-name="Таблица29.D1" office:value-type="string">
            <text:p text:style-name="P36"/>
          </table:table-cell>
          <table:table-cell table:style-name="Таблица29.B12" office:value-type="float" office:value="9">
            <text:p text:style-name="P35">9</text:p>
          </table:table-cell>
          <table:table-cell table:style-name="Таблица29.C15" office:value-type="string">
            <text:p text:style-name="P34">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0">
            <text:p text:style-name="P33">130</text:p>
          </table:table-cell>
          <table:table-cell table:style-name="Таблица29.G15" office:value-type="string">
            <text:p text:style-name="P34">мл</text:p>
          </table:table-cell>
          <table:table-cell table:style-name="Таблица29.H15" table:number-rows-spanned="4" office:value-type="string">
            <text:p text:style-name="P34">Адрес начала процесса, где лежит заоловок</text:p>
          </table:table-cell>
        </table:table-row>
        <table:table-row>
          <table:table-cell table:style-name="Таблица29.D1" office:value-type="string">
            <text:p text:style-name="P36"/>
          </table:table-cell>
          <table:table-cell table:style-name="Таблица29.B15">
            <text:p text:style-name="P35"/>
          </table:table-cell>
          <table:table-cell table:style-name="Таблица29.C15"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1">
            <text:p text:style-name="P33">131</text:p>
          </table:table-cell>
          <table:table-cell table:style-name="Таблица29.G15" office:value-type="string">
            <text:p text:style-name="P34"/>
          </table:table-cell>
          <table:covered-table-cell/>
        </table:table-row>
        <table:table-row>
          <table:table-cell table:style-name="Таблица29.D1" office:value-type="string">
            <text:p text:style-name="P36"/>
          </table:table-cell>
          <table:table-cell table:style-name="Таблица29.B15">
            <text:p text:style-name="P35"/>
          </table:table-cell>
          <table:table-cell table:style-name="Таблица29.C15"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2">
            <text:p text:style-name="P33">132</text:p>
          </table:table-cell>
          <table:table-cell table:style-name="Таблица29.G15" office:value-type="string">
            <text:p text:style-name="P34"/>
          </table:table-cell>
          <table:covered-table-cell/>
        </table:table-row>
        <table:table-row>
          <table:table-cell table:style-name="Таблица29.D1" office:value-type="string">
            <text:p text:style-name="P36"/>
          </table:table-cell>
          <table:table-cell table:style-name="Таблица29.B15">
            <text:p text:style-name="P35"/>
          </table:table-cell>
          <table:table-cell table:style-name="Таблица29.C15"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3">
            <text:p text:style-name="P33">133</text:p>
          </table:table-cell>
          <table:table-cell table:style-name="Таблица29.G15" office:value-type="string">
            <text:p text:style-name="P34">ст</text:p>
          </table:table-cell>
          <table:covered-table-cell/>
        </table:table-row>
        <table:table-row>
          <table:table-cell table:style-name="Таблица29.A16" office:value-type="string">
            <text:p text:style-name="P32">xx</text:p>
          </table:table-cell>
          <table:table-cell table:style-name="Таблица29.B16" office:value-type="float" office:value="10">
            <text:p text:style-name="P35">10</text:p>
          </table:table-cell>
          <table:table-cell table:style-name="Таблица29.C16" table:number-rows-spanned="2" office:value-type="string">
            <text:p text:style-name="P31">CRC16</text:p>
          </table:table-cell>
          <table:table-cell table:style-name="Таблица29.D1" office:value-type="string">
            <text:p text:style-name="P34"/>
          </table:table-cell>
          <table:table-cell table:style-name="Таблица29.E16" office:value-type="string">
            <text:p text:style-name="P32">xx</text:p>
          </table:table-cell>
          <table:table-cell table:style-name="Таблица29.F16">
            <text:p text:style-name="P33"/>
          </table:table-cell>
          <table:table-cell table:style-name="Таблица29.G16" table:number-rows-spanned="2" table:number-columns-spanned="2" office:value-type="string">
            <text:p text:style-name="P31">CRC16</text:p>
          </table:table-cell>
          <table:covered-table-cell/>
        </table:table-row>
        <table:table-row>
          <table:table-cell table:style-name="Таблица29.D1" office:value-type="string">
            <text:p text:style-name="P32">xx</text:p>
          </table:table-cell>
          <table:table-cell table:style-name="Таблица29.B17" office:value-type="float" office:value="11">
            <text:p text:style-name="P35">11</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covered-table-cell/>
        </table:table-row>
      </table:table>
      <text:p text:style-name="P18"/>
      <text:h text:style-name="P67"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C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10"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10" office:value-type="string">
            <text:p text:style-name="P34">Заголовок </text:p>
          </table:table-cell>
        </table:table-row>
        <table:table-row>
          <table:table-cell table:style-name="Таблица30.D1" office:value-type="string">
            <text:p text:style-name="P36">0x08</text:p>
          </table:table-cell>
          <table:table-cell table:style-name="Таблица30.B4" office:value-type="float" office:value="1">
            <text:p text:style-name="P35">1</text:p>
          </table:table-cell>
          <table:table-cell table:style-name="Таблица30.C10"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10"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5" office:value-type="float" office:value="2">
            <text:p text:style-name="P35">2</text:p>
          </table:table-cell>
          <table:table-cell table:style-name="Таблица30.C10"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10"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6" office:value-type="float" office:value="3">
            <text:p text:style-name="P35">3</text:p>
          </table:table-cell>
          <table:table-cell table:style-name="Таблица30.C10"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10"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7" office:value-type="float" office:value="4">
            <text:p text:style-name="P35">4</text:p>
          </table:table-cell>
          <table:table-cell table:style-name="Таблица30.C10" office:value-type="string">
            <text:p text:style-name="P30">Id <text:span text:style-name="T5">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10" office:value-type="string">
            <text:p text:style-name="P30">Id <text:span text:style-name="T5">кадра</text:span></text:p>
          </table:table-cell>
        </table:table-row>
        <table:table-row>
          <table:table-cell table:style-name="Таблица30.D1" office:value-type="string">
            <text:p text:style-name="P36">0x23</text:p>
          </table:table-cell>
          <table:table-cell table:style-name="Таблица30.B8" office:value-type="float" office:value="5">
            <text:p text:style-name="P35">5</text:p>
          </table:table-cell>
          <table:table-cell table:style-name="Таблица30.C10"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10" office:value-type="string">
            <text:p text:style-name="P34">Код команды</text:p>
          </table:table-cell>
        </table:table-row>
        <table:table-row>
          <table:table-cell table:style-name="Таблица30.D1" office:value-type="string">
            <text:p text:style-name="P36"/>
          </table:table-cell>
          <table:table-cell table:style-name="Таблица30.B10">
            <text:p text:style-name="P35"/>
          </table:table-cell>
          <table:table-cell table:style-name="Таблица30.C10"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10" office:value-type="string">
            <text:p text:style-name="P34">мл кол-во</text:p>
          </table:table-cell>
        </table:table-row>
        <table:table-row>
          <table:table-cell table:style-name="Таблица30.D1" office:value-type="string">
            <text:p text:style-name="P36"/>
          </table:table-cell>
          <table:table-cell table:style-name="Таблица30.B10">
            <text:p text:style-name="P35"/>
          </table:table-cell>
          <table:table-cell table:style-name="Таблица30.C10"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10"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12"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p text:style-name="Text_20_body"/>
      <text:p text:style-name="P18"/>
      <text:h text:style-name="P67"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C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10"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10" office:value-type="string">
            <text:p text:style-name="P34">Заголовок </text:p>
          </table:table-cell>
        </table:table-row>
        <table:table-row>
          <table:table-cell table:style-name="Таблица31.D1" office:value-type="string">
            <text:p text:style-name="P36">0x08</text:p>
          </table:table-cell>
          <table:table-cell table:style-name="Таблица31.B4" office:value-type="float" office:value="1">
            <text:p text:style-name="P35">1</text:p>
          </table:table-cell>
          <table:table-cell table:style-name="Таблица31.C10"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10"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5" office:value-type="float" office:value="2">
            <text:p text:style-name="P35">2</text:p>
          </table:table-cell>
          <table:table-cell table:style-name="Таблица31.C10"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10"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6" office:value-type="float" office:value="3">
            <text:p text:style-name="P35">3</text:p>
          </table:table-cell>
          <table:table-cell table:style-name="Таблица31.C10"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10"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7" office:value-type="float" office:value="4">
            <text:p text:style-name="P35">4</text:p>
          </table:table-cell>
          <table:table-cell table:style-name="Таблица31.C10" office:value-type="string">
            <text:p text:style-name="P30">Id <text:span text:style-name="T5">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10" office:value-type="string">
            <text:p text:style-name="P30">Id <text:span text:style-name="T5">кадра</text:span></text:p>
          </table:table-cell>
        </table:table-row>
        <table:table-row>
          <table:table-cell table:style-name="Таблица31.D1" office:value-type="string">
            <text:p text:style-name="P32">0x24</text:p>
          </table:table-cell>
          <table:table-cell table:style-name="Таблица31.B8" office:value-type="float" office:value="5">
            <text:p text:style-name="P35">5</text:p>
          </table:table-cell>
          <table:table-cell table:style-name="Таблица31.C10"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10" office:value-type="string">
            <text:p text:style-name="P34">Код команды</text:p>
          </table:table-cell>
        </table:table-row>
        <table:table-row>
          <table:table-cell table:style-name="Таблица31.D1" office:value-type="string">
            <text:p text:style-name="P36"/>
          </table:table-cell>
          <table:table-cell table:style-name="Таблица31.B9" office:value-type="float" office:value="6">
            <text:p text:style-name="P33">6</text:p>
          </table:table-cell>
          <table:table-cell table:style-name="Таблица31.C10"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10" table:number-rows-spanned="2" office:value-type="string">
            <text:p text:style-name="P30"><text:tab/><text:span text:style-name="T20">HeaderProcess</text:span></text:p>
          </table:table-cell>
        </table:table-row>
        <table:table-row>
          <table:table-cell table:style-name="Таблица31.D1" office:value-type="string">
            <text:p text:style-name="P36"/>
          </table:table-cell>
          <table:table-cell table:style-name="Таблица31.B10" office:value-type="float" office:value="7">
            <text:p text:style-name="P33">7</text:p>
          </table:table-cell>
          <table:table-cell table:style-name="Таблица31.C10"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12"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2"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66"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oft-page-break/><text:span text:style-name="T5">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66"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6)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69"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69"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69"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69"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69"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69" svg:x1="0.106cm" svg:y1="0.337cm" svg:x2="3.803cm" svg:y2="0.769cm"><text:p/></draw:line><draw:path text:anchor-type="paragraph" draw:z-index="11" draw:style-name="gr1" draw:text-style-name="P69" svg:width="0.561cm" svg:height="2.606cm" svg:x="3.614cm" svg:y="0.225cm" svg:viewBox="0 0 562 2607" svg:d="m562 0c-218 71-441 242-469 470-23 190-67 413 56 580 130 175 154 388 226 582 78 207-76 385-93 582l-113 207-169 186"><text:p/></draw:path><draw:path text:anchor-type="paragraph" draw:z-index="12" draw:style-name="gr1" draw:text-style-name="P69"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69"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69"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69"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6)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69"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69" svg:x1="7.103cm" svg:y1="0.335cm" svg:x2="0.03cm" svg:y2="0.917cm"><text:p/></draw:line><draw:frame text:anchor-type="paragraph" draw:z-index="23" draw:style-name="gr2" svg:width="2.841cm" svg:height="0.426cm" draw:transform="rotate (0.10471975511966)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69"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69" svg:x1="7.103cm" svg:y1="0.402cm" svg:x2="0.049cm" svg:y2="0.891cm"><text:p/></draw:line><draw:frame text:anchor-type="paragraph" draw:z-index="24" draw:style-name="gr2" svg:width="2.841cm" svg:height="0.426cm" draw:transform="rotate (0.10471975511966)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69"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69" svg:x1="7.085cm" svg:y1="0.402cm" svg:x2="0.049cm" svg:y2="0.891cm"><text:p/></draw:line><draw:frame text:anchor-type="paragraph" draw:z-index="25" draw:style-name="gr2" svg:width="2.841cm" svg:height="0.426cm" draw:transform="rotate (0.10471975511966)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style:contextual-spacing="false"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4.0.4.2$Windows_x86 LibreOffice_project/9e9821abd0ffdbc09cd8c52eaa574fa09eb08f2</meta:generator>
    <meta:editing-duration>P15DT10H8M37S</meta:editing-duration>
    <meta:editing-cycles>47</meta:editing-cycles>
    <dc:date>2015-09-27T12:32:43.69</dc:date>
    <meta:document-statistic meta:table-count="32" meta:image-count="2" meta:object-count="1" meta:page-count="24" meta:paragraph-count="2090" meta:word-count="4569" meta:character-count="25537" meta:non-whitespace-character-count="22883"/>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